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40340" table:style-name="ce58">
            <text:p>8,540,340</text:p>
          </table:table-cell>
          <table:table-cell office:value-type="float" office:value="23526295" table:style-name="ce59">
            <text:p>23,526,295</text:p>
          </table:table-cell>
          <table:table-cell office:value-type="float" office:value="11715578" table:style-name="ce59">
            <text:p>11,715,578</text:p>
          </table:table-cell>
          <table:table-cell office:value-type="float" office:value="11810717" table:style-name="ce60">
            <text:p>11,810,717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2405" table:style-name="ce58">
            <text:p>1,522,405</text:p>
          </table:table-cell>
          <table:table-cell office:value-type="float" office:value="3976313" table:style-name="ce63">
            <text:p>3,976,313</text:p>
          </table:table-cell>
          <table:table-cell office:value-type="float" office:value="1951464" table:style-name="ce63">
            <text:p>1,951,464</text:p>
          </table:table-cell>
          <table:table-cell office:value-type="float" office:value="2024849" table:style-name="ce60">
            <text:p>2,024,84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6417" table:style-name="ce58">
            <text:p>1,046,417</text:p>
          </table:table-cell>
          <table:table-cell office:value-type="float" office:value="2696319" table:style-name="ce63">
            <text:p>2,696,319</text:p>
          </table:table-cell>
          <table:table-cell office:value-type="float" office:value="1290248" table:style-name="ce63">
            <text:p>1,290,248</text:p>
          </table:table-cell>
          <table:table-cell office:value-type="float" office:value="1406071" table:style-name="ce60">
            <text:p>1,406,07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66901" table:style-name="ce58">
            <text:p>766,901</text:p>
          </table:table-cell>
          <table:table-cell office:value-type="float" office:value="2140392" table:style-name="ce63">
            <text:p>2,140,392</text:p>
          </table:table-cell>
          <table:table-cell office:value-type="float" office:value="1068403" table:style-name="ce63">
            <text:p>1,068,403</text:p>
          </table:table-cell>
          <table:table-cell office:value-type="float" office:value="1071989" table:style-name="ce60">
            <text:p>1,071,98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0831" table:style-name="ce58">
            <text:p>940,831</text:p>
          </table:table-cell>
          <table:table-cell office:value-type="float" office:value="2762699" table:style-name="ce63">
            <text:p>2,762,699</text:p>
          </table:table-cell>
          <table:table-cell office:value-type="float" office:value="1364335" table:style-name="ce63">
            <text:p>1,364,335</text:p>
          </table:table-cell>
          <table:table-cell office:value-type="float" office:value="1398364" table:style-name="ce60">
            <text:p>1,398,36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6758" table:style-name="ce58">
            <text:p>676,758</text:p>
          </table:table-cell>
          <table:table-cell office:value-type="float" office:value="1885603" table:style-name="ce63">
            <text:p>1,885,603</text:p>
          </table:table-cell>
          <table:table-cell office:value-type="float" office:value="943086" table:style-name="ce63">
            <text:p>943,086</text:p>
          </table:table-cell>
          <table:table-cell office:value-type="float" office:value="942517" table:style-name="ce60">
            <text:p>942,517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0598" table:style-name="ce58">
            <text:p>1,080,598</text:p>
          </table:table-cell>
          <table:table-cell office:value-type="float" office:value="2778375" table:style-name="ce62">
            <text:p>2,778,375</text:p>
          </table:table-cell>
          <table:table-cell office:value-type="float" office:value="1378994" table:style-name="ce63">
            <text:p>1,378,994</text:p>
          </table:table-cell>
          <table:table-cell office:value-type="float" office:value="1399381" table:style-name="ce60">
            <text:p>1,399,381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64628" table:style-name="ce58">
            <text:p>2,464,628</text:p>
          </table:table-cell>
          <table:table-cell office:value-type="float" office:value="7139309" table:style-name="ce62">
            <text:p>7,139,309</text:p>
          </table:table-cell>
          <table:table-cell office:value-type="float" office:value="3644493" table:style-name="ce63">
            <text:p>3,644,493</text:p>
          </table:table-cell>
          <table:table-cell office:value-type="float" office:value="3494816" table:style-name="ce60">
            <text:p>3,494,816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6467" table:style-name="ce37">
            <text:p>166,467</text:p>
          </table:table-cell>
          <table:table-cell office:value-type="float" office:value="457599" table:style-name="ce38">
            <text:p>457,599</text:p>
          </table:table-cell>
          <table:table-cell office:value-type="float" office:value="231786" table:style-name="ce38">
            <text:p>231,786</text:p>
          </table:table-cell>
          <table:table-cell office:value-type="float" office:value="225813" table:style-name="ce38">
            <text:p>225,81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6941" table:style-name="ce37">
            <text:p>186,941</text:p>
          </table:table-cell>
          <table:table-cell office:value-type="float" office:value="546672" table:style-name="ce38">
            <text:p>546,672</text:p>
          </table:table-cell>
          <table:table-cell office:value-type="float" office:value="279710" table:style-name="ce38">
            <text:p>279,710</text:p>
          </table:table-cell>
          <table:table-cell office:value-type="float" office:value="266962" table:style-name="ce38">
            <text:p>266,962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5518" table:style-name="ce37">
            <text:p>185,518</text:p>
          </table:table-cell>
          <table:table-cell office:value-type="float" office:value="559886" table:style-name="ce38">
            <text:p>559,886</text:p>
          </table:table-cell>
          <table:table-cell office:value-type="float" office:value="288701" table:style-name="ce38">
            <text:p>288,701</text:p>
          </table:table-cell>
          <table:table-cell office:value-type="float" office:value="271185" table:style-name="ce38">
            <text:p>271,18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4236" table:style-name="ce37">
            <text:p>384,236</text:p>
          </table:table-cell>
          <table:table-cell office:value-type="float" office:value="1287450" table:style-name="ce38">
            <text:p>1,287,450</text:p>
          </table:table-cell>
          <table:table-cell office:value-type="float" office:value="656974" table:style-name="ce38">
            <text:p>656,974</text:p>
          </table:table-cell>
          <table:table-cell office:value-type="float" office:value="630476" table:style-name="ce38">
            <text:p>630,47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227" table:style-name="ce37">
            <text:p>177,227</text:p>
          </table:table-cell>
          <table:table-cell office:value-type="float" office:value="505660" table:style-name="ce38">
            <text:p>505,660</text:p>
          </table:table-cell>
          <table:table-cell office:value-type="float" office:value="259303" table:style-name="ce38">
            <text:p>259,303</text:p>
          </table:table-cell>
          <table:table-cell office:value-type="float" office:value="246357" table:style-name="ce38">
            <text:p>246,357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303" table:style-name="ce37">
            <text:p>239,303</text:p>
          </table:table-cell>
          <table:table-cell office:value-type="float" office:value="695628" table:style-name="ce38">
            <text:p>695,628</text:p>
          </table:table-cell>
          <table:table-cell office:value-type="float" office:value="361488" table:style-name="ce38">
            <text:p>361,488</text:p>
          </table:table-cell>
          <table:table-cell office:value-type="float" office:value="334140" table:style-name="ce38">
            <text:p>334,1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406" table:style-name="ce37">
            <text:p>182,406</text:p>
          </table:table-cell>
          <table:table-cell office:value-type="float" office:value="516218" table:style-name="ce38">
            <text:p>516,218</text:p>
          </table:table-cell>
          <table:table-cell office:value-type="float" office:value="268567" table:style-name="ce38">
            <text:p>268,567</text:p>
          </table:table-cell>
          <table:table-cell office:value-type="float" office:value="247651" table:style-name="ce38">
            <text:p>247,6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596" table:style-name="ce37">
            <text:p>285,596</text:p>
          </table:table-cell>
          <table:table-cell office:value-type="float" office:value="836699" table:style-name="ce38">
            <text:p>836,699</text:p>
          </table:table-cell>
          <table:table-cell office:value-type="float" office:value="428234" table:style-name="ce38">
            <text:p>428,234</text:p>
          </table:table-cell>
          <table:table-cell office:value-type="float" office:value="408465" table:style-name="ce38">
            <text:p>408,4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17" table:style-name="ce37">
            <text:p>82,517</text:p>
          </table:table-cell>
          <table:table-cell office:value-type="float" office:value="221098" table:style-name="ce56">
            <text:p>221,098</text:p>
          </table:table-cell>
          <table:table-cell office:value-type="float" office:value="114393" table:style-name="ce38">
            <text:p>114,393</text:p>
          </table:table-cell>
          <table:table-cell office:value-type="float" office:value="106705" table:style-name="ce38">
            <text:p>106,7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157" table:style-name="ce37">
            <text:p>125,157</text:p>
          </table:table-cell>
          <table:table-cell office:value-type="float" office:value="331065" table:style-name="ce38">
            <text:p>331,065</text:p>
          </table:table-cell>
          <table:table-cell office:value-type="float" office:value="168517" table:style-name="ce38">
            <text:p>168,517</text:p>
          </table:table-cell>
          <table:table-cell office:value-type="float" office:value="162548" table:style-name="ce38">
            <text:p>162,5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086" table:style-name="ce37">
            <text:p>39,086</text:p>
          </table:table-cell>
          <table:table-cell office:value-type="float" office:value="102992" table:style-name="ce38">
            <text:p>102,992</text:p>
          </table:table-cell>
          <table:table-cell office:value-type="float" office:value="53005" table:style-name="ce38">
            <text:p>53,005</text:p>
          </table:table-cell>
          <table:table-cell office:value-type="float" office:value="49987" table:style-name="ce38">
            <text:p>49,9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612" table:style-name="ce37">
            <text:p>151,612</text:p>
          </table:table-cell>
          <table:table-cell office:value-type="float" office:value="372048" table:style-name="ce38">
            <text:p>372,048</text:p>
          </table:table-cell>
          <table:table-cell office:value-type="float" office:value="186573" table:style-name="ce38">
            <text:p>186,573</text:p>
          </table:table-cell>
          <table:table-cell office:value-type="float" office:value="185475" table:style-name="ce38">
            <text:p>185,4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59742" table:style-name="ce37">
            <text:p>159,742</text:p>
          </table:table-cell>
          <table:table-cell office:value-type="float" office:value="436490" table:style-name="ce38">
            <text:p>436,490</text:p>
          </table:table-cell>
          <table:table-cell office:value-type="float" office:value="215826" table:style-name="ce38">
            <text:p>215,826</text:p>
          </table:table-cell>
          <table:table-cell office:value-type="float" office:value="220664" table:style-name="ce38">
            <text:p>220,6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820" table:style-name="ce37">
            <text:p>98,820</text:p>
          </table:table-cell>
          <table:table-cell office:value-type="float" office:value="269804" table:style-name="ce38">
            <text:p>269,804</text:p>
          </table:table-cell>
          <table:table-cell office:value-type="float" office:value="131416" table:style-name="ce38">
            <text:p>131,416</text:p>
          </table:table-cell>
          <table:table-cell office:value-type="float" office:value="138388" table:style-name="ce38">
            <text:p>138,38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802" table:style-name="ce58">
            <text:p>41,802</text:p>
          </table:table-cell>
          <table:table-cell office:value-type="float" office:value="147285" table:style-name="ce62">
            <text:p>147,285</text:p>
          </table:table-cell>
          <table:table-cell office:value-type="float" office:value="74555" table:style-name="ce62">
            <text:p>74,555</text:p>
          </table:table-cell>
          <table:table-cell office:value-type="float" office:value="72730" table:style-name="ce62">
            <text:p>72,7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152" table:style-name="ce37">
            <text:p>39,152</text:p>
          </table:table-cell>
          <table:table-cell office:value-type="float" office:value="134687" table:style-name="ce38">
            <text:p>134,687</text:p>
          </table:table-cell>
          <table:table-cell office:value-type="float" office:value="67363" table:style-name="ce38">
            <text:p>67,363</text:p>
          </table:table-cell>
          <table:table-cell office:value-type="float" office:value="67324" table:style-name="ce38">
            <text:p>67,32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50" table:style-name="ce39">
            <text:p>2,650</text:p>
          </table:table-cell>
          <table:table-cell office:value-type="float" office:value="12598" table:style-name="ce40">
            <text:p>12,598</text:p>
          </table:table-cell>
          <table:table-cell office:value-type="float" office:value="7192" table:style-name="ce40">
            <text:p>7,192</text:p>
          </table:table-cell>
          <table:table-cell office:value-type="float" office:value="5406" table:style-name="ce40">
            <text:p>5,406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5<text:span text:style-name="T2">年</text:span>11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2405" table:style-name="ce83">
            <text:p>1,522,405</text:p>
          </table:table-cell>
          <table:table-cell office:value-type="float" office:value="3976313" table:style-name="ce80">
            <text:p>3,976,313</text:p>
          </table:table-cell>
          <table:table-cell office:value-type="float" office:value="1951464" table:style-name="ce80">
            <text:p>1,951,464</text:p>
          </table:table-cell>
          <table:table-cell office:value-type="float" office:value="2024849" table:style-name="ce84">
            <text:p>2,024,84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315" table:style-name="ce9">
            <text:p>206,315</text:p>
          </table:table-cell>
          <table:table-cell office:value-type="float" office:value="552341" table:style-name="ce11">
            <text:p>552,341</text:p>
          </table:table-cell>
          <table:table-cell office:value-type="float" office:value="269922" table:style-name="ce11">
            <text:p>269,922</text:p>
          </table:table-cell>
          <table:table-cell office:value-type="float" office:value="282419" table:style-name="ce23">
            <text:p>282,41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49616" table:style-name="ce9">
            <text:p>149,616</text:p>
          </table:table-cell>
          <table:table-cell office:value-type="float" office:value="388299" table:style-name="ce11">
            <text:p>388,299</text:p>
          </table:table-cell>
          <table:table-cell office:value-type="float" office:value="191414" table:style-name="ce11">
            <text:p>191,414</text:p>
          </table:table-cell>
          <table:table-cell office:value-type="float" office:value="196885" table:style-name="ce23">
            <text:p>196,88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3905" table:style-name="ce9">
            <text:p>163,905</text:p>
          </table:table-cell>
          <table:table-cell office:value-type="float" office:value="414232" table:style-name="ce11">
            <text:p>414,232</text:p>
          </table:table-cell>
          <table:table-cell office:value-type="float" office:value="201936" table:style-name="ce11">
            <text:p>201,936</text:p>
          </table:table-cell>
          <table:table-cell office:value-type="float" office:value="212296" table:style-name="ce23">
            <text:p>212,29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674" table:style-name="ce9">
            <text:p>90,674</text:p>
          </table:table-cell>
          <table:table-cell office:value-type="float" office:value="224176" table:style-name="ce11">
            <text:p>224,176</text:p>
          </table:table-cell>
          <table:table-cell office:value-type="float" office:value="106588" table:style-name="ce11">
            <text:p>106,588</text:p>
          </table:table-cell>
          <table:table-cell office:value-type="float" office:value="117588" table:style-name="ce23">
            <text:p>117,58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0234" table:style-name="ce9">
            <text:p>150,234</text:p>
          </table:table-cell>
          <table:table-cell office:value-type="float" office:value="413867" table:style-name="ce11">
            <text:p>413,867</text:p>
          </table:table-cell>
          <table:table-cell office:value-type="float" office:value="202427" table:style-name="ce11">
            <text:p>202,427</text:p>
          </table:table-cell>
          <table:table-cell office:value-type="float" office:value="211440" table:style-name="ce23">
            <text:p>211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4839" table:style-name="ce9">
            <text:p>124,839</text:p>
          </table:table-cell>
          <table:table-cell office:value-type="float" office:value="300981" table:style-name="ce11">
            <text:p>300,981</text:p>
          </table:table-cell>
          <table:table-cell office:value-type="float" office:value="145136" table:style-name="ce11">
            <text:p>145,136</text:p>
          </table:table-cell>
          <table:table-cell office:value-type="float" office:value="155845" table:style-name="ce23">
            <text:p>155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5836" table:style-name="ce9">
            <text:p>65,836</text:p>
          </table:table-cell>
          <table:table-cell office:value-type="float" office:value="184320" table:style-name="ce11">
            <text:p>184,320</text:p>
          </table:table-cell>
          <table:table-cell office:value-type="float" office:value="92035" table:style-name="ce11">
            <text:p>92,035</text:p>
          </table:table-cell>
          <table:table-cell office:value-type="float" office:value="92285" table:style-name="ce23">
            <text:p>92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498" table:style-name="ce9">
            <text:p>29,498</text:p>
          </table:table-cell>
          <table:table-cell office:value-type="float" office:value="87295" table:style-name="ce11">
            <text:p>87,295</text:p>
          </table:table-cell>
          <table:table-cell office:value-type="float" office:value="43754" table:style-name="ce11">
            <text:p>43,754</text:p>
          </table:table-cell>
          <table:table-cell office:value-type="float" office:value="43541" table:style-name="ce23">
            <text:p>43,5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1854" table:style-name="ce9">
            <text:p>41,854</text:p>
          </table:table-cell>
          <table:table-cell office:value-type="float" office:value="114017" table:style-name="ce11">
            <text:p>114,017</text:p>
          </table:table-cell>
          <table:table-cell office:value-type="float" office:value="57244" table:style-name="ce11">
            <text:p>57,244</text:p>
          </table:table-cell>
          <table:table-cell office:value-type="float" office:value="56773" table:style-name="ce23">
            <text:p>56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1988" table:style-name="ce9">
            <text:p>71,988</text:p>
          </table:table-cell>
          <table:table-cell office:value-type="float" office:value="165148" table:style-name="ce11">
            <text:p>165,148</text:p>
          </table:table-cell>
          <table:table-cell office:value-type="float" office:value="79438" table:style-name="ce11">
            <text:p>79,438</text:p>
          </table:table-cell>
          <table:table-cell office:value-type="float" office:value="85710" table:style-name="ce23">
            <text:p>85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5725" table:style-name="ce9">
            <text:p>85,725</text:p>
          </table:table-cell>
          <table:table-cell office:value-type="float" office:value="197273" table:style-name="ce11">
            <text:p>197,273</text:p>
          </table:table-cell>
          <table:table-cell office:value-type="float" office:value="96390" table:style-name="ce11">
            <text:p>96,390</text:p>
          </table:table-cell>
          <table:table-cell office:value-type="float" office:value="100883" table:style-name="ce23">
            <text:p>100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8" table:style-name="ce9">
            <text:p>16,168</text:p>
          </table:table-cell>
          <table:table-cell office:value-type="float" office:value="40656" table:style-name="ce11">
            <text:p>40,656</text:p>
          </table:table-cell>
          <table:table-cell office:value-type="float" office:value="20555" table:style-name="ce11">
            <text:p>20,555</text:p>
          </table:table-cell>
          <table:table-cell office:value-type="float" office:value="20101" table:style-name="ce23">
            <text:p>20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312" table:style-name="ce9">
            <text:p>86,312</text:p>
          </table:table-cell>
          <table:table-cell office:value-type="float" office:value="238385" table:style-name="ce11">
            <text:p>238,385</text:p>
          </table:table-cell>
          <table:table-cell office:value-type="float" office:value="117793" table:style-name="ce11">
            <text:p>117,793</text:p>
          </table:table-cell>
          <table:table-cell office:value-type="float" office:value="120592" table:style-name="ce23">
            <text:p>120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034" table:style-name="ce9">
            <text:p>70,034</text:p>
          </table:table-cell>
          <table:table-cell office:value-type="float" office:value="200436" table:style-name="ce11">
            <text:p>200,436</text:p>
          </table:table-cell>
          <table:table-cell office:value-type="float" office:value="98589" table:style-name="ce11">
            <text:p>98,589</text:p>
          </table:table-cell>
          <table:table-cell office:value-type="float" office:value="101847" table:style-name="ce23">
            <text:p>101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624" table:style-name="ce9">
            <text:p>30,624</text:p>
          </table:table-cell>
          <table:table-cell office:value-type="float" office:value="83994" table:style-name="ce11">
            <text:p>83,994</text:p>
          </table:table-cell>
          <table:table-cell office:value-type="float" office:value="42405" table:style-name="ce11">
            <text:p>42,405</text:p>
          </table:table-cell>
          <table:table-cell office:value-type="float" office:value="41589" table:style-name="ce23">
            <text:p>41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181" table:style-name="ce9">
            <text:p>28,181</text:p>
          </table:table-cell>
          <table:table-cell office:value-type="float" office:value="78735" table:style-name="ce11">
            <text:p>78,735</text:p>
          </table:table-cell>
          <table:table-cell office:value-type="float" office:value="39107" table:style-name="ce11">
            <text:p>39,107</text:p>
          </table:table-cell>
          <table:table-cell office:value-type="float" office:value="39628" table:style-name="ce23">
            <text:p>39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272" table:style-name="ce9">
            <text:p>40,272</text:p>
          </table:table-cell>
          <table:table-cell office:value-type="float" office:value="102754" table:style-name="ce11">
            <text:p>102,754</text:p>
          </table:table-cell>
          <table:table-cell office:value-type="float" office:value="50129" table:style-name="ce11">
            <text:p>50,129</text:p>
          </table:table-cell>
          <table:table-cell office:value-type="float" office:value="52625" table:style-name="ce23">
            <text:p>52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27" table:style-name="ce9">
            <text:p>9,527</text:p>
          </table:table-cell>
          <table:table-cell office:value-type="float" office:value="23671" table:style-name="ce11">
            <text:p>23,671</text:p>
          </table:table-cell>
          <table:table-cell office:value-type="float" office:value="11828" table:style-name="ce11">
            <text:p>11,828</text:p>
          </table:table-cell>
          <table:table-cell office:value-type="float" office:value="11843" table:style-name="ce23">
            <text:p>11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5" table:style-name="ce9">
            <text:p>3,375</text:p>
          </table:table-cell>
          <table:table-cell office:value-type="float" office:value="7771" table:style-name="ce11">
            <text:p>7,771</text:p>
          </table:table-cell>
          <table:table-cell office:value-type="float" office:value="4274" table:style-name="ce11">
            <text:p>4,274</text:p>
          </table:table-cell>
          <table:table-cell office:value-type="float" office:value="3497" table:style-name="ce23">
            <text:p>3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0" table:style-name="ce9">
            <text:p>2,510</text:p>
          </table:table-cell>
          <table:table-cell office:value-type="float" office:value="6524" table:style-name="ce11">
            <text:p>6,524</text:p>
          </table:table-cell>
          <table:table-cell office:value-type="float" office:value="3619" table:style-name="ce11">
            <text:p>3,619</text:p>
          </table:table-cell>
          <table:table-cell office:value-type="float" office:value="2905" table:style-name="ce23">
            <text:p>2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17" table:style-name="ce9">
            <text:p>9,417</text:p>
          </table:table-cell>
          <table:table-cell office:value-type="float" office:value="23339" table:style-name="ce11">
            <text:p>23,339</text:p>
          </table:table-cell>
          <table:table-cell office:value-type="float" office:value="11999" table:style-name="ce11">
            <text:p>11,999</text:p>
          </table:table-cell>
          <table:table-cell office:value-type="float" office:value="11340" table:style-name="ce23">
            <text:p>11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9" table:style-name="ce9">
            <text:p>4,299</text:p>
          </table:table-cell>
          <table:table-cell office:value-type="float" office:value="12505" table:style-name="ce11">
            <text:p>12,505</text:p>
          </table:table-cell>
          <table:table-cell office:value-type="float" office:value="6474" table:style-name="ce11">
            <text:p>6,474</text:p>
          </table:table-cell>
          <table:table-cell office:value-type="float" office:value="6031" table:style-name="ce23">
            <text:p>6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256" table:style-name="ce9">
            <text:p>14,256</text:p>
          </table:table-cell>
          <table:table-cell office:value-type="float" office:value="38064" table:style-name="ce11">
            <text:p>38,064</text:p>
          </table:table-cell>
          <table:table-cell office:value-type="float" office:value="18977" table:style-name="ce11">
            <text:p>18,977</text:p>
          </table:table-cell>
          <table:table-cell office:value-type="float" office:value="19087" table:style-name="ce23">
            <text:p>19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31" table:style-name="ce9">
            <text:p>2,331</text:p>
          </table:table-cell>
          <table:table-cell office:value-type="float" office:value="4787" table:style-name="ce11">
            <text:p>4,787</text:p>
          </table:table-cell>
          <table:table-cell office:value-type="float" office:value="2645" table:style-name="ce11">
            <text:p>2,645</text:p>
          </table:table-cell>
          <table:table-cell office:value-type="float" office:value="2142" table:style-name="ce23">
            <text:p>2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26" table:style-name="ce9">
            <text:p>3,826</text:p>
          </table:table-cell>
          <table:table-cell office:value-type="float" office:value="9106" table:style-name="ce11">
            <text:p>9,106</text:p>
          </table:table-cell>
          <table:table-cell office:value-type="float" office:value="4919" table:style-name="ce11">
            <text:p>4,919</text:p>
          </table:table-cell>
          <table:table-cell office:value-type="float" office:value="4187" table:style-name="ce23">
            <text:p>4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2" table:style-name="ce9">
            <text:p>4,402</text:p>
          </table:table-cell>
          <table:table-cell office:value-type="float" office:value="12758" table:style-name="ce11">
            <text:p>12,758</text:p>
          </table:table-cell>
          <table:table-cell office:value-type="float" office:value="6514" table:style-name="ce11">
            <text:p>6,514</text:p>
          </table:table-cell>
          <table:table-cell office:value-type="float" office:value="6244" table:style-name="ce23">
            <text:p>6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0" table:style-name="ce9">
            <text:p>7,070</text:p>
          </table:table-cell>
          <table:table-cell office:value-type="float" office:value="22196" table:style-name="ce11">
            <text:p>22,196</text:p>
          </table:table-cell>
          <table:table-cell office:value-type="float" office:value="10957" table:style-name="ce11">
            <text:p>10,957</text:p>
          </table:table-cell>
          <table:table-cell office:value-type="float" office:value="11239" table:style-name="ce23">
            <text:p>11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6" table:style-name="ce9">
            <text:p>7,466</text:p>
          </table:table-cell>
          <table:table-cell office:value-type="float" office:value="22506" table:style-name="ce11">
            <text:p>22,506</text:p>
          </table:table-cell>
          <table:table-cell office:value-type="float" office:value="11328" table:style-name="ce11">
            <text:p>11,328</text:p>
          </table:table-cell>
          <table:table-cell office:value-type="float" office:value="11178" table:style-name="ce23">
            <text:p>11,17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51" table:style-name="ce16">
            <text:p>1,851</text:p>
          </table:table-cell>
          <table:table-cell office:value-type="float" office:value="6177" table:style-name="ce18">
            <text:p>6,177</text:p>
          </table:table-cell>
          <table:table-cell office:value-type="float" office:value="3068" table:style-name="ce18">
            <text:p>3,068</text:p>
          </table:table-cell>
          <table:table-cell office:value-type="float" office:value="3109" table:style-name="ce19">
            <text:p>3,109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6417" table:style-name="ce72">
            <text:p>1,046,417</text:p>
          </table:table-cell>
          <table:table-cell office:value-type="float" office:value="2696319" table:style-name="ce80">
            <text:p>2,696,319</text:p>
          </table:table-cell>
          <table:table-cell office:value-type="float" office:value="1290248" table:style-name="ce80">
            <text:p>1,290,248</text:p>
          </table:table-cell>
          <table:table-cell office:value-type="float" office:value="1406071" table:style-name="ce74">
            <text:p>1,406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220" table:style-name="ce53">
            <text:p>80,220</text:p>
          </table:table-cell>
          <table:table-cell office:value-type="float" office:value="208287" table:style-name="ce11">
            <text:p>208,287</text:p>
          </table:table-cell>
          <table:table-cell office:value-type="float" office:value="98019" table:style-name="ce11">
            <text:p>98,019</text:p>
          </table:table-cell>
          <table:table-cell office:value-type="float" office:value="110268" table:style-name="ce10">
            <text:p>110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526" table:style-name="ce53">
            <text:p>89,526</text:p>
          </table:table-cell>
          <table:table-cell office:value-type="float" office:value="228001" table:style-name="ce11">
            <text:p>228,001</text:p>
          </table:table-cell>
          <table:table-cell office:value-type="float" office:value="109054" table:style-name="ce11">
            <text:p>109,054</text:p>
          </table:table-cell>
          <table:table-cell office:value-type="float" office:value="118947" table:style-name="ce10">
            <text:p>118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431" table:style-name="ce53">
            <text:p>120,431</text:p>
          </table:table-cell>
          <table:table-cell office:value-type="float" office:value="311506" table:style-name="ce11">
            <text:p>311,506</text:p>
          </table:table-cell>
          <table:table-cell office:value-type="float" office:value="145645" table:style-name="ce11">
            <text:p>145,645</text:p>
          </table:table-cell>
          <table:table-cell office:value-type="float" office:value="165861" table:style-name="ce10">
            <text:p>165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509" table:style-name="ce53">
            <text:p>99,509</text:p>
          </table:table-cell>
          <table:table-cell office:value-type="float" office:value="231169" table:style-name="ce11">
            <text:p>231,169</text:p>
          </table:table-cell>
          <table:table-cell office:value-type="float" office:value="107898" table:style-name="ce11">
            <text:p>107,898</text:p>
          </table:table-cell>
          <table:table-cell office:value-type="float" office:value="123271" table:style-name="ce10">
            <text:p>123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38" table:style-name="ce53">
            <text:p>65,038</text:p>
          </table:table-cell>
          <table:table-cell office:value-type="float" office:value="160775" table:style-name="ce11">
            <text:p>160,775</text:p>
          </table:table-cell>
          <table:table-cell office:value-type="float" office:value="76768" table:style-name="ce11">
            <text:p>76,768</text:p>
          </table:table-cell>
          <table:table-cell office:value-type="float" office:value="84007" table:style-name="ce10">
            <text:p>84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551" table:style-name="ce53">
            <text:p>51,551</text:p>
          </table:table-cell>
          <table:table-cell office:value-type="float" office:value="130162" table:style-name="ce11">
            <text:p>130,162</text:p>
          </table:table-cell>
          <table:table-cell office:value-type="float" office:value="63527" table:style-name="ce11">
            <text:p>63,527</text:p>
          </table:table-cell>
          <table:table-cell office:value-type="float" office:value="66635" table:style-name="ce10">
            <text:p>66,6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499" table:style-name="ce53">
            <text:p>78,499</text:p>
          </table:table-cell>
          <table:table-cell office:value-type="float" office:value="193619" table:style-name="ce11">
            <text:p>193,619</text:p>
          </table:table-cell>
          <table:table-cell office:value-type="float" office:value="95313" table:style-name="ce11">
            <text:p>95,313</text:p>
          </table:table-cell>
          <table:table-cell office:value-type="float" office:value="98306" table:style-name="ce10">
            <text:p>98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4842" table:style-name="ce53">
            <text:p>104,842</text:p>
          </table:table-cell>
          <table:table-cell office:value-type="float" office:value="275279" table:style-name="ce11">
            <text:p>275,279</text:p>
          </table:table-cell>
          <table:table-cell office:value-type="float" office:value="132242" table:style-name="ce11">
            <text:p>132,242</text:p>
          </table:table-cell>
          <table:table-cell office:value-type="float" office:value="143037" table:style-name="ce10">
            <text:p>143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784" table:style-name="ce53">
            <text:p>46,784</text:p>
          </table:table-cell>
          <table:table-cell office:value-type="float" office:value="122577" table:style-name="ce11">
            <text:p>122,577</text:p>
          </table:table-cell>
          <table:table-cell office:value-type="float" office:value="59934" table:style-name="ce11">
            <text:p>59,934</text:p>
          </table:table-cell>
          <table:table-cell office:value-type="float" office:value="62643" table:style-name="ce10">
            <text:p>62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141" table:style-name="ce53">
            <text:p>107,141</text:p>
          </table:table-cell>
          <table:table-cell office:value-type="float" office:value="287633" table:style-name="ce11">
            <text:p>287,633</text:p>
          </table:table-cell>
          <table:table-cell office:value-type="float" office:value="137584" table:style-name="ce11">
            <text:p>137,584</text:p>
          </table:table-cell>
          <table:table-cell office:value-type="float" office:value="150049" table:style-name="ce10">
            <text:p>150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598" table:style-name="ce53">
            <text:p>106,598</text:p>
          </table:table-cell>
          <table:table-cell office:value-type="float" office:value="289905" table:style-name="ce11">
            <text:p>289,905</text:p>
          </table:table-cell>
          <table:table-cell office:value-type="float" office:value="140049" table:style-name="ce11">
            <text:p>140,049</text:p>
          </table:table-cell>
          <table:table-cell office:value-type="float" office:value="149856" table:style-name="ce10">
            <text:p>149,85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278" table:style-name="ce54">
            <text:p>96,278</text:p>
          </table:table-cell>
          <table:table-cell office:value-type="float" office:value="257406" table:style-name="ce18">
            <text:p>257,406</text:p>
          </table:table-cell>
          <table:table-cell office:value-type="float" office:value="124215" table:style-name="ce18">
            <text:p>124,215</text:p>
          </table:table-cell>
          <table:table-cell office:value-type="float" office:value="133191" table:style-name="ce17">
            <text:p>133,191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66901" table:style-name="ce72">
            <text:p>766,901</text:p>
          </table:table-cell>
          <table:table-cell office:value-type="float" office:value="2140392" table:style-name="ce80">
            <text:p>2,140,392</text:p>
          </table:table-cell>
          <table:table-cell office:value-type="float" office:value="1068403" table:style-name="ce80">
            <text:p>1,068,403</text:p>
          </table:table-cell>
          <table:table-cell office:value-type="float" office:value="1071989" table:style-name="ce84">
            <text:p>1,071,98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2208" table:style-name="ce53">
            <text:p>162,208</text:p>
          </table:table-cell>
          <table:table-cell office:value-type="float" office:value="432943" table:style-name="ce11">
            <text:p>432,943</text:p>
          </table:table-cell>
          <table:table-cell office:value-type="float" office:value="210593" table:style-name="ce11">
            <text:p>210,593</text:p>
          </table:table-cell>
          <table:table-cell office:value-type="float" office:value="222350" table:style-name="ce23">
            <text:p>222,35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4159" table:style-name="ce53">
            <text:p>144,159</text:p>
          </table:table-cell>
          <table:table-cell office:value-type="float" office:value="395067" table:style-name="ce11">
            <text:p>395,067</text:p>
          </table:table-cell>
          <table:table-cell office:value-type="float" office:value="195125" table:style-name="ce11">
            <text:p>195,125</text:p>
          </table:table-cell>
          <table:table-cell office:value-type="float" office:value="199942" table:style-name="ce23">
            <text:p>199,94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774" table:style-name="ce53">
            <text:p>31,774</text:p>
          </table:table-cell>
          <table:table-cell office:value-type="float" office:value="93917" table:style-name="ce11">
            <text:p>93,917</text:p>
          </table:table-cell>
          <table:table-cell office:value-type="float" office:value="47990" table:style-name="ce11">
            <text:p>47,990</text:p>
          </table:table-cell>
          <table:table-cell office:value-type="float" office:value="45927" table:style-name="ce23">
            <text:p>45,92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086" table:style-name="ce53">
            <text:p>56,086</text:p>
          </table:table-cell>
          <table:table-cell office:value-type="float" office:value="163366" table:style-name="ce11">
            <text:p>163,366</text:p>
          </table:table-cell>
          <table:table-cell office:value-type="float" office:value="82540" table:style-name="ce11">
            <text:p>82,540</text:p>
          </table:table-cell>
          <table:table-cell office:value-type="float" office:value="80826" table:style-name="ce23">
            <text:p>80,82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521" table:style-name="ce53">
            <text:p>56,521</text:p>
          </table:table-cell>
          <table:table-cell office:value-type="float" office:value="158180" table:style-name="ce11">
            <text:p>158,180</text:p>
          </table:table-cell>
          <table:table-cell office:value-type="float" office:value="78718" table:style-name="ce11">
            <text:p>78,718</text:p>
          </table:table-cell>
          <table:table-cell office:value-type="float" office:value="79462" table:style-name="ce23">
            <text:p>79,46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279" table:style-name="ce53">
            <text:p>31,279</text:p>
          </table:table-cell>
          <table:table-cell office:value-type="float" office:value="86812" table:style-name="ce11">
            <text:p>86,812</text:p>
          </table:table-cell>
          <table:table-cell office:value-type="float" office:value="44487" table:style-name="ce11">
            <text:p>44,487</text:p>
          </table:table-cell>
          <table:table-cell office:value-type="float" office:value="42325" table:style-name="ce23">
            <text:p>42,32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8832" table:style-name="ce53">
            <text:p>58,832</text:p>
          </table:table-cell>
          <table:table-cell office:value-type="float" office:value="151920" table:style-name="ce11">
            <text:p>151,920</text:p>
          </table:table-cell>
          <table:table-cell office:value-type="float" office:value="76030" table:style-name="ce11">
            <text:p>76,030</text:p>
          </table:table-cell>
          <table:table-cell office:value-type="float" office:value="75890" table:style-name="ce23">
            <text:p>75,89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7933" table:style-name="ce53">
            <text:p>67,933</text:p>
          </table:table-cell>
          <table:table-cell office:value-type="float" office:value="192025" table:style-name="ce11">
            <text:p>192,025</text:p>
          </table:table-cell>
          <table:table-cell office:value-type="float" office:value="96470" table:style-name="ce11">
            <text:p>96,470</text:p>
          </table:table-cell>
          <table:table-cell office:value-type="float" office:value="95555" table:style-name="ce23">
            <text:p>95,55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0796" table:style-name="ce53">
            <text:p>40,796</text:p>
          </table:table-cell>
          <table:table-cell office:value-type="float" office:value="119779" table:style-name="ce11">
            <text:p>119,779</text:p>
          </table:table-cell>
          <table:table-cell office:value-type="float" office:value="60180" table:style-name="ce11">
            <text:p>60,180</text:p>
          </table:table-cell>
          <table:table-cell office:value-type="float" office:value="59599" table:style-name="ce23">
            <text:p>59,59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583" table:style-name="ce53">
            <text:p>75,583</text:p>
          </table:table-cell>
          <table:table-cell office:value-type="float" office:value="221038" table:style-name="ce11">
            <text:p>221,038</text:p>
          </table:table-cell>
          <table:table-cell office:value-type="float" office:value="110034" table:style-name="ce11">
            <text:p>110,034</text:p>
          </table:table-cell>
          <table:table-cell office:value-type="float" office:value="111004" table:style-name="ce23">
            <text:p>111,00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5955" table:style-name="ce53">
            <text:p>15,955</text:p>
          </table:table-cell>
          <table:table-cell office:value-type="float" office:value="48707" table:style-name="ce11">
            <text:p>48,707</text:p>
          </table:table-cell>
          <table:table-cell office:value-type="float" office:value="25978" table:style-name="ce11">
            <text:p>25,978</text:p>
          </table:table-cell>
          <table:table-cell office:value-type="float" office:value="22729" table:style-name="ce23">
            <text:p>22,72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024" table:style-name="ce53">
            <text:p>22,024</text:p>
          </table:table-cell>
          <table:table-cell office:value-type="float" office:value="65479" table:style-name="ce11">
            <text:p>65,479</text:p>
          </table:table-cell>
          <table:table-cell office:value-type="float" office:value="34182" table:style-name="ce11">
            <text:p>34,182</text:p>
          </table:table-cell>
          <table:table-cell office:value-type="float" office:value="31297" table:style-name="ce23">
            <text:p>31,297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1" table:style-name="ce54">
            <text:p>3,751</text:p>
          </table:table-cell>
          <table:table-cell office:value-type="float" office:value="11159" table:style-name="ce18">
            <text:p>11,159</text:p>
          </table:table-cell>
          <table:table-cell office:value-type="float" office:value="6076" table:style-name="ce18">
            <text:p>6,076</text:p>
          </table:table-cell>
          <table:table-cell office:value-type="float" office:value="5083" table:style-name="ce19">
            <text:p>5,083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5年10<text:span text:style-name="T2">月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0831" table:style-name="ce72">
            <text:p>940,831</text:p>
          </table:table-cell>
          <table:table-cell office:value-type="float" office:value="2762699" table:style-name="ce80">
            <text:p>2,762,699</text:p>
          </table:table-cell>
          <table:table-cell office:value-type="float" office:value="1364335" table:style-name="ce80">
            <text:p>1,364,335</text:p>
          </table:table-cell>
          <table:table-cell office:value-type="float" office:value="1398364" table:style-name="ce74">
            <text:p>1,398,36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86" table:style-name="ce53">
            <text:p>7,986</text:p>
          </table:table-cell>
          <table:table-cell office:value-type="float" office:value="18793" table:style-name="ce11">
            <text:p>18,793</text:p>
          </table:table-cell>
          <table:table-cell office:value-type="float" office:value="9325" table:style-name="ce11">
            <text:p>9,325</text:p>
          </table:table-cell>
          <table:table-cell office:value-type="float" office:value="9468" table:style-name="ce10">
            <text:p>9,46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562" table:style-name="ce53">
            <text:p>27,562</text:p>
          </table:table-cell>
          <table:table-cell office:value-type="float" office:value="75337" table:style-name="ce11">
            <text:p>75,337</text:p>
          </table:table-cell>
          <table:table-cell office:value-type="float" office:value="37561" table:style-name="ce11">
            <text:p>37,561</text:p>
          </table:table-cell>
          <table:table-cell office:value-type="float" office:value="37776" table:style-name="ce10">
            <text:p>37,776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328" table:style-name="ce53">
            <text:p>47,328</text:p>
          </table:table-cell>
          <table:table-cell office:value-type="float" office:value="123156" table:style-name="ce11">
            <text:p>123,156</text:p>
          </table:table-cell>
          <table:table-cell office:value-type="float" office:value="59244" table:style-name="ce11">
            <text:p>59,244</text:p>
          </table:table-cell>
          <table:table-cell office:value-type="float" office:value="63912" table:style-name="ce10">
            <text:p>63,91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355" table:style-name="ce53">
            <text:p>45,355</text:p>
          </table:table-cell>
          <table:table-cell office:value-type="float" office:value="115649" table:style-name="ce11">
            <text:p>115,649</text:p>
          </table:table-cell>
          <table:table-cell office:value-type="float" office:value="55020" table:style-name="ce11">
            <text:p>55,020</text:p>
          </table:table-cell>
          <table:table-cell office:value-type="float" office:value="60629" table:style-name="ce10">
            <text:p>60,62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8917" table:style-name="ce53">
            <text:p>58,917</text:p>
          </table:table-cell>
          <table:table-cell office:value-type="float" office:value="147577" table:style-name="ce11">
            <text:p>147,577</text:p>
          </table:table-cell>
          <table:table-cell office:value-type="float" office:value="70705" table:style-name="ce11">
            <text:p>70,705</text:p>
          </table:table-cell>
          <table:table-cell office:value-type="float" office:value="76872" table:style-name="ce10">
            <text:p>76,87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3782" table:style-name="ce53">
            <text:p>83,782</text:p>
          </table:table-cell>
          <table:table-cell office:value-type="float" office:value="223933" table:style-name="ce11">
            <text:p>223,933</text:p>
          </table:table-cell>
          <table:table-cell office:value-type="float" office:value="107822" table:style-name="ce11">
            <text:p>107,822</text:p>
          </table:table-cell>
          <table:table-cell office:value-type="float" office:value="116111" table:style-name="ce10">
            <text:p>116,11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619" table:style-name="ce53">
            <text:p>60,619</text:p>
          </table:table-cell>
          <table:table-cell office:value-type="float" office:value="166269" table:style-name="ce11">
            <text:p>166,269</text:p>
          </table:table-cell>
          <table:table-cell office:value-type="float" office:value="79586" table:style-name="ce11">
            <text:p>79,586</text:p>
          </table:table-cell>
          <table:table-cell office:value-type="float" office:value="86683" table:style-name="ce10">
            <text:p>86,68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7161" table:style-name="ce53">
            <text:p>97,161</text:p>
          </table:table-cell>
          <table:table-cell office:value-type="float" office:value="269668" table:style-name="ce11">
            <text:p>269,668</text:p>
          </table:table-cell>
          <table:table-cell office:value-type="float" office:value="129614" table:style-name="ce11">
            <text:p>129,614</text:p>
          </table:table-cell>
          <table:table-cell office:value-type="float" office:value="140054" table:style-name="ce10">
            <text:p>140,0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064" table:style-name="ce53">
            <text:p>53,064</text:p>
          </table:table-cell>
          <table:table-cell office:value-type="float" office:value="166818" table:style-name="ce11">
            <text:p>166,818</text:p>
          </table:table-cell>
          <table:table-cell office:value-type="float" office:value="82562" table:style-name="ce11">
            <text:p>82,562</text:p>
          </table:table-cell>
          <table:table-cell office:value-type="float" office:value="84256" table:style-name="ce10">
            <text:p>84,25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43" table:style-name="ce53">
            <text:p>17,343</text:p>
          </table:table-cell>
          <table:table-cell office:value-type="float" office:value="50960" table:style-name="ce11">
            <text:p>50,960</text:p>
          </table:table-cell>
          <table:table-cell office:value-type="float" office:value="26231" table:style-name="ce11">
            <text:p>26,231</text:p>
          </table:table-cell>
          <table:table-cell office:value-type="float" office:value="24729" table:style-name="ce10">
            <text:p>24,72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873" table:style-name="ce53">
            <text:p>22,873</text:p>
          </table:table-cell>
          <table:table-cell office:value-type="float" office:value="77676" table:style-name="ce11">
            <text:p>77,676</text:p>
          </table:table-cell>
          <table:table-cell office:value-type="float" office:value="39117" table:style-name="ce11">
            <text:p>39,117</text:p>
          </table:table-cell>
          <table:table-cell office:value-type="float" office:value="38559" table:style-name="ce10">
            <text:p>38,55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763" table:style-name="ce53">
            <text:p>26,763</text:p>
          </table:table-cell>
          <table:table-cell office:value-type="float" office:value="86265" table:style-name="ce11">
            <text:p>86,265</text:p>
          </table:table-cell>
          <table:table-cell office:value-type="float" office:value="44286" table:style-name="ce11">
            <text:p>44,286</text:p>
          </table:table-cell>
          <table:table-cell office:value-type="float" office:value="41979" table:style-name="ce10">
            <text:p>41,97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657" table:style-name="ce53">
            <text:p>28,657</text:p>
          </table:table-cell>
          <table:table-cell office:value-type="float" office:value="91026" table:style-name="ce11">
            <text:p>91,026</text:p>
          </table:table-cell>
          <table:table-cell office:value-type="float" office:value="46023" table:style-name="ce11">
            <text:p>46,023</text:p>
          </table:table-cell>
          <table:table-cell office:value-type="float" office:value="45003" table:style-name="ce10">
            <text:p>45,0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448" table:style-name="ce53">
            <text:p>17,448</text:p>
          </table:table-cell>
          <table:table-cell office:value-type="float" office:value="57537" table:style-name="ce11">
            <text:p>57,537</text:p>
          </table:table-cell>
          <table:table-cell office:value-type="float" office:value="28925" table:style-name="ce11">
            <text:p>28,925</text:p>
          </table:table-cell>
          <table:table-cell office:value-type="float" office:value="28612" table:style-name="ce10">
            <text:p>28,61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912" table:style-name="ce53">
            <text:p>15,912</text:p>
          </table:table-cell>
          <table:table-cell office:value-type="float" office:value="54272" table:style-name="ce11">
            <text:p>54,272</text:p>
          </table:table-cell>
          <table:table-cell office:value-type="float" office:value="27595" table:style-name="ce11">
            <text:p>27,595</text:p>
          </table:table-cell>
          <table:table-cell office:value-type="float" office:value="26677" table:style-name="ce10">
            <text:p>26,67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195" table:style-name="ce53">
            <text:p>19,195</text:p>
          </table:table-cell>
          <table:table-cell office:value-type="float" office:value="65485" table:style-name="ce11">
            <text:p>65,485</text:p>
          </table:table-cell>
          <table:table-cell office:value-type="float" office:value="33445" table:style-name="ce11">
            <text:p>33,445</text:p>
          </table:table-cell>
          <table:table-cell office:value-type="float" office:value="32040" table:style-name="ce10">
            <text:p>32,04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843" table:style-name="ce53">
            <text:p>35,843</text:p>
          </table:table-cell>
          <table:table-cell office:value-type="float" office:value="107301" table:style-name="ce11">
            <text:p>107,301</text:p>
          </table:table-cell>
          <table:table-cell office:value-type="float" office:value="53090" table:style-name="ce11">
            <text:p>53,090</text:p>
          </table:table-cell>
          <table:table-cell office:value-type="float" office:value="54211" table:style-name="ce10">
            <text:p>54,21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8940" table:style-name="ce53">
            <text:p>28,940</text:p>
          </table:table-cell>
          <table:table-cell office:value-type="float" office:value="94301" table:style-name="ce11">
            <text:p>94,301</text:p>
          </table:table-cell>
          <table:table-cell office:value-type="float" office:value="47101" table:style-name="ce11">
            <text:p>47,101</text:p>
          </table:table-cell>
          <table:table-cell office:value-type="float" office:value="47200" table:style-name="ce10">
            <text:p>47,20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5" table:style-name="ce53">
            <text:p>7,545</text:p>
          </table:table-cell>
          <table:table-cell office:value-type="float" office:value="24959" table:style-name="ce11">
            <text:p>24,959</text:p>
          </table:table-cell>
          <table:table-cell office:value-type="float" office:value="12950" table:style-name="ce11">
            <text:p>12,950</text:p>
          </table:table-cell>
          <table:table-cell office:value-type="float" office:value="12009" table:style-name="ce10">
            <text:p>12,00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6" table:style-name="ce53">
            <text:p>4,906</text:p>
          </table:table-cell>
          <table:table-cell office:value-type="float" office:value="15216" table:style-name="ce11">
            <text:p>15,216</text:p>
          </table:table-cell>
          <table:table-cell office:value-type="float" office:value="7906" table:style-name="ce11">
            <text:p>7,906</text:p>
          </table:table-cell>
          <table:table-cell office:value-type="float" office:value="7310" table:style-name="ce10">
            <text:p>7,31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587" table:style-name="ce53">
            <text:p>9,587</text:p>
          </table:table-cell>
          <table:table-cell office:value-type="float" office:value="32018" table:style-name="ce11">
            <text:p>32,018</text:p>
          </table:table-cell>
          <table:table-cell office:value-type="float" office:value="16419" table:style-name="ce11">
            <text:p>16,419</text:p>
          </table:table-cell>
          <table:table-cell office:value-type="float" office:value="15599" table:style-name="ce10">
            <text:p>15,59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0" table:style-name="ce53">
            <text:p>5,450</text:p>
          </table:table-cell>
          <table:table-cell office:value-type="float" office:value="19460" table:style-name="ce11">
            <text:p>19,460</text:p>
          </table:table-cell>
          <table:table-cell office:value-type="float" office:value="10271" table:style-name="ce11">
            <text:p>10,271</text:p>
          </table:table-cell>
          <table:table-cell office:value-type="float" office:value="9189" table:style-name="ce10">
            <text:p>9,18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744" table:style-name="ce53">
            <text:p>23,744</text:p>
          </table:table-cell>
          <table:table-cell office:value-type="float" office:value="73347" table:style-name="ce11">
            <text:p>73,347</text:p>
          </table:table-cell>
          <table:table-cell office:value-type="float" office:value="36911" table:style-name="ce11">
            <text:p>36,911</text:p>
          </table:table-cell>
          <table:table-cell office:value-type="float" office:value="36436" table:style-name="ce10">
            <text:p>36,43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402" table:style-name="ce53">
            <text:p>17,402</text:p>
          </table:table-cell>
          <table:table-cell office:value-type="float" office:value="57163" table:style-name="ce11">
            <text:p>57,163</text:p>
          </table:table-cell>
          <table:table-cell office:value-type="float" office:value="29215" table:style-name="ce11">
            <text:p>29,215</text:p>
          </table:table-cell>
          <table:table-cell office:value-type="float" office:value="27948" table:style-name="ce10">
            <text:p>27,94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638" table:style-name="ce53">
            <text:p>22,638</text:p>
          </table:table-cell>
          <table:table-cell office:value-type="float" office:value="77135" table:style-name="ce11">
            <text:p>77,135</text:p>
          </table:table-cell>
          <table:table-cell office:value-type="float" office:value="38946" table:style-name="ce11">
            <text:p>38,946</text:p>
          </table:table-cell>
          <table:table-cell office:value-type="float" office:value="38189" table:style-name="ce10">
            <text:p>38,18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898" table:style-name="ce53">
            <text:p>19,898</text:p>
          </table:table-cell>
          <table:table-cell office:value-type="float" office:value="64877" table:style-name="ce11">
            <text:p>64,877</text:p>
          </table:table-cell>
          <table:table-cell office:value-type="float" office:value="33000" table:style-name="ce11">
            <text:p>33,000</text:p>
          </table:table-cell>
          <table:table-cell office:value-type="float" office:value="31877" table:style-name="ce10">
            <text:p>31,87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1978" table:style-name="ce53">
            <text:p>61,978</text:p>
          </table:table-cell>
          <table:table-cell office:value-type="float" office:value="185889" table:style-name="ce11">
            <text:p>185,889</text:p>
          </table:table-cell>
          <table:table-cell office:value-type="float" office:value="92342" table:style-name="ce11">
            <text:p>92,342</text:p>
          </table:table-cell>
          <table:table-cell office:value-type="float" office:value="93547" table:style-name="ce10">
            <text:p>93,54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429" table:style-name="ce53">
            <text:p>68,429</text:p>
          </table:table-cell>
          <table:table-cell office:value-type="float" office:value="209830" table:style-name="ce11">
            <text:p>209,830</text:p>
          </table:table-cell>
          <table:table-cell office:value-type="float" office:value="103321" table:style-name="ce11">
            <text:p>103,321</text:p>
          </table:table-cell>
          <table:table-cell office:value-type="float" office:value="106509" table:style-name="ce10">
            <text:p>106,50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06" table:style-name="ce54">
            <text:p>4,506</text:p>
          </table:table-cell>
          <table:table-cell office:value-type="float" office:value="10782" table:style-name="ce18">
            <text:p>10,782</text:p>
          </table:table-cell>
          <table:table-cell office:value-type="float" office:value="5802" table:style-name="ce18">
            <text:p>5,802</text:p>
          </table:table-cell>
          <table:table-cell office:value-type="float" office:value="4980" table:style-name="ce17">
            <text:p>4,98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6758" table:style-name="ce72">
            <text:p>676,758</text:p>
          </table:table-cell>
          <table:table-cell office:value-type="float" office:value="1885603" table:style-name="ce80">
            <text:p>1,885,603</text:p>
          </table:table-cell>
          <table:table-cell office:value-type="float" office:value="943086" table:style-name="ce80">
            <text:p>943,086</text:p>
          </table:table-cell>
          <table:table-cell office:value-type="float" office:value="942517" table:style-name="ce74">
            <text:p>942,5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846" table:style-name="ce53">
            <text:p>28,846</text:p>
          </table:table-cell>
          <table:table-cell office:value-type="float" office:value="78143" table:style-name="ce11">
            <text:p>78,143</text:p>
          </table:table-cell>
          <table:table-cell office:value-type="float" office:value="38632" table:style-name="ce11">
            <text:p>38,632</text:p>
          </table:table-cell>
          <table:table-cell office:value-type="float" office:value="39511" table:style-name="ce10">
            <text:p>39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90" table:style-name="ce53">
            <text:p>10,090</text:p>
          </table:table-cell>
          <table:table-cell office:value-type="float" office:value="25901" table:style-name="ce11">
            <text:p>25,901</text:p>
          </table:table-cell>
          <table:table-cell office:value-type="float" office:value="13529" table:style-name="ce11">
            <text:p>13,529</text:p>
          </table:table-cell>
          <table:table-cell office:value-type="float" office:value="12372" table:style-name="ce10">
            <text:p>12,3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48" table:style-name="ce53">
            <text:p>10,848</text:p>
          </table:table-cell>
          <table:table-cell office:value-type="float" office:value="28892" table:style-name="ce11">
            <text:p>28,892</text:p>
          </table:table-cell>
          <table:table-cell office:value-type="float" office:value="15095" table:style-name="ce11">
            <text:p>15,095</text:p>
          </table:table-cell>
          <table:table-cell office:value-type="float" office:value="13797" table:style-name="ce10">
            <text:p>13,7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75" table:style-name="ce53">
            <text:p>7,875</text:p>
          </table:table-cell>
          <table:table-cell office:value-type="float" office:value="21547" table:style-name="ce11">
            <text:p>21,547</text:p>
          </table:table-cell>
          <table:table-cell office:value-type="float" office:value="11266" table:style-name="ce11">
            <text:p>11,266</text:p>
          </table:table-cell>
          <table:table-cell office:value-type="float" office:value="10281" table:style-name="ce10">
            <text:p>10,2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4" table:style-name="ce53">
            <text:p>8,884</text:p>
          </table:table-cell>
          <table:table-cell office:value-type="float" office:value="24122" table:style-name="ce11">
            <text:p>24,122</text:p>
          </table:table-cell>
          <table:table-cell office:value-type="float" office:value="12540" table:style-name="ce11">
            <text:p>12,540</text:p>
          </table:table-cell>
          <table:table-cell office:value-type="float" office:value="11582" table:style-name="ce10">
            <text:p>11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24" table:style-name="ce53">
            <text:p>8,424</text:p>
          </table:table-cell>
          <table:table-cell office:value-type="float" office:value="21392" table:style-name="ce11">
            <text:p>21,392</text:p>
          </table:table-cell>
          <table:table-cell office:value-type="float" office:value="11347" table:style-name="ce11">
            <text:p>11,347</text:p>
          </table:table-cell>
          <table:table-cell office:value-type="float" office:value="10045" table:style-name="ce10">
            <text:p>10,0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682" table:style-name="ce53">
            <text:p>15,682</text:p>
          </table:table-cell>
          <table:table-cell office:value-type="float" office:value="44798" table:style-name="ce11">
            <text:p>44,798</text:p>
          </table:table-cell>
          <table:table-cell office:value-type="float" office:value="22756" table:style-name="ce11">
            <text:p>22,756</text:p>
          </table:table-cell>
          <table:table-cell office:value-type="float" office:value="22042" table:style-name="ce10">
            <text:p>22,0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4" table:style-name="ce53">
            <text:p>9,114</text:p>
          </table:table-cell>
          <table:table-cell office:value-type="float" office:value="24584" table:style-name="ce11">
            <text:p>24,584</text:p>
          </table:table-cell>
          <table:table-cell office:value-type="float" office:value="12678" table:style-name="ce11">
            <text:p>12,678</text:p>
          </table:table-cell>
          <table:table-cell office:value-type="float" office:value="11906" table:style-name="ce10">
            <text:p>11,9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3" table:style-name="ce53">
            <text:p>7,713</text:p>
          </table:table-cell>
          <table:table-cell office:value-type="float" office:value="22462" table:style-name="ce11">
            <text:p>22,462</text:p>
          </table:table-cell>
          <table:table-cell office:value-type="float" office:value="11598" table:style-name="ce11">
            <text:p>11,598</text:p>
          </table:table-cell>
          <table:table-cell office:value-type="float" office:value="10864" table:style-name="ce10">
            <text:p>10,8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72" table:style-name="ce53">
            <text:p>7,872</text:p>
          </table:table-cell>
          <table:table-cell office:value-type="float" office:value="21540" table:style-name="ce11">
            <text:p>21,540</text:p>
          </table:table-cell>
          <table:table-cell office:value-type="float" office:value="10998" table:style-name="ce11">
            <text:p>10,998</text:p>
          </table:table-cell>
          <table:table-cell office:value-type="float" office:value="10542" table:style-name="ce10">
            <text:p>10,5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900" table:style-name="ce53">
            <text:p>3,900</text:p>
          </table:table-cell>
          <table:table-cell office:value-type="float" office:value="9971" table:style-name="ce11">
            <text:p>9,971</text:p>
          </table:table-cell>
          <table:table-cell office:value-type="float" office:value="5333" table:style-name="ce11">
            <text:p>5,333</text:p>
          </table:table-cell>
          <table:table-cell office:value-type="float" office:value="4638" table:style-name="ce10">
            <text:p>4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15" table:style-name="ce53">
            <text:p>20,515</text:p>
          </table:table-cell>
          <table:table-cell office:value-type="float" office:value="59468" table:style-name="ce11">
            <text:p>59,468</text:p>
          </table:table-cell>
          <table:table-cell office:value-type="float" office:value="29494" table:style-name="ce11">
            <text:p>29,494</text:p>
          </table:table-cell>
          <table:table-cell office:value-type="float" office:value="29974" table:style-name="ce10">
            <text:p>29,9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3" table:style-name="ce53">
            <text:p>9,663</text:p>
          </table:table-cell>
          <table:table-cell office:value-type="float" office:value="26435" table:style-name="ce11">
            <text:p>26,435</text:p>
          </table:table-cell>
          <table:table-cell office:value-type="float" office:value="13519" table:style-name="ce11">
            <text:p>13,519</text:p>
          </table:table-cell>
          <table:table-cell office:value-type="float" office:value="12916" table:style-name="ce10">
            <text:p>12,9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43" table:style-name="ce53">
            <text:p>8,143</text:p>
          </table:table-cell>
          <table:table-cell office:value-type="float" office:value="24891" table:style-name="ce11">
            <text:p>24,891</text:p>
          </table:table-cell>
          <table:table-cell office:value-type="float" office:value="12612" table:style-name="ce11">
            <text:p>12,612</text:p>
          </table:table-cell>
          <table:table-cell office:value-type="float" office:value="12279" table:style-name="ce10">
            <text:p>12,2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58" table:style-name="ce53">
            <text:p>8,058</text:p>
          </table:table-cell>
          <table:table-cell office:value-type="float" office:value="23161" table:style-name="ce11">
            <text:p>23,161</text:p>
          </table:table-cell>
          <table:table-cell office:value-type="float" office:value="11981" table:style-name="ce11">
            <text:p>11,981</text:p>
          </table:table-cell>
          <table:table-cell office:value-type="float" office:value="11180" table:style-name="ce10">
            <text:p>11,1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04" table:style-name="ce53">
            <text:p>7,304</text:p>
          </table:table-cell>
          <table:table-cell office:value-type="float" office:value="20093" table:style-name="ce11">
            <text:p>20,093</text:p>
          </table:table-cell>
          <table:table-cell office:value-type="float" office:value="10227" table:style-name="ce11">
            <text:p>10,227</text:p>
          </table:table-cell>
          <table:table-cell office:value-type="float" office:value="9866" table:style-name="ce10">
            <text:p>9,8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85" table:style-name="ce53">
            <text:p>4,285</text:p>
          </table:table-cell>
          <table:table-cell office:value-type="float" office:value="11365" table:style-name="ce11">
            <text:p>11,365</text:p>
          </table:table-cell>
          <table:table-cell office:value-type="float" office:value="5767" table:style-name="ce11">
            <text:p>5,767</text:p>
          </table:table-cell>
          <table:table-cell office:value-type="float" office:value="5598" table:style-name="ce10">
            <text:p>5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33" table:style-name="ce53">
            <text:p>14,333</text:p>
          </table:table-cell>
          <table:table-cell office:value-type="float" office:value="43771" table:style-name="ce11">
            <text:p>43,771</text:p>
          </table:table-cell>
          <table:table-cell office:value-type="float" office:value="22313" table:style-name="ce11">
            <text:p>22,313</text:p>
          </table:table-cell>
          <table:table-cell office:value-type="float" office:value="21458" table:style-name="ce10">
            <text:p>21,4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194" table:style-name="ce53">
            <text:p>17,194</text:p>
          </table:table-cell>
          <table:table-cell office:value-type="float" office:value="47548" table:style-name="ce11">
            <text:p>47,548</text:p>
          </table:table-cell>
          <table:table-cell office:value-type="float" office:value="23980" table:style-name="ce11">
            <text:p>23,980</text:p>
          </table:table-cell>
          <table:table-cell office:value-type="float" office:value="23568" table:style-name="ce10">
            <text:p>23,5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1947" table:style-name="ce53">
            <text:p>11,947</text:p>
          </table:table-cell>
          <table:table-cell office:value-type="float" office:value="36173" table:style-name="ce11">
            <text:p>36,173</text:p>
          </table:table-cell>
          <table:table-cell office:value-type="float" office:value="18172" table:style-name="ce11">
            <text:p>18,172</text:p>
          </table:table-cell>
          <table:table-cell office:value-type="float" office:value="18001" table:style-name="ce10">
            <text:p>18,0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65" table:style-name="ce53">
            <text:p>9,965</text:p>
          </table:table-cell>
          <table:table-cell office:value-type="float" office:value="30473" table:style-name="ce11">
            <text:p>30,473</text:p>
          </table:table-cell>
          <table:table-cell office:value-type="float" office:value="15633" table:style-name="ce11">
            <text:p>15,633</text:p>
          </table:table-cell>
          <table:table-cell office:value-type="float" office:value="14840" table:style-name="ce10">
            <text:p>14,8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8" table:style-name="ce53">
            <text:p>2,698</text:p>
          </table:table-cell>
          <table:table-cell office:value-type="float" office:value="7377" table:style-name="ce11">
            <text:p>7,377</text:p>
          </table:table-cell>
          <table:table-cell office:value-type="float" office:value="3864" table:style-name="ce11">
            <text:p>3,864</text:p>
          </table:table-cell>
          <table:table-cell office:value-type="float" office:value="3513" table:style-name="ce10">
            <text:p>3,5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21" table:style-name="ce53">
            <text:p>5,121</text:p>
          </table:table-cell>
          <table:table-cell office:value-type="float" office:value="14282" table:style-name="ce11">
            <text:p>14,282</text:p>
          </table:table-cell>
          <table:table-cell office:value-type="float" office:value="7405" table:style-name="ce11">
            <text:p>7,405</text:p>
          </table:table-cell>
          <table:table-cell office:value-type="float" office:value="6877" table:style-name="ce10">
            <text:p>6,8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2" table:style-name="ce53">
            <text:p>3,532</text:p>
          </table:table-cell>
          <table:table-cell office:value-type="float" office:value="9923" table:style-name="ce11">
            <text:p>9,923</text:p>
          </table:table-cell>
          <table:table-cell office:value-type="float" office:value="5258" table:style-name="ce11">
            <text:p>5,258</text:p>
          </table:table-cell>
          <table:table-cell office:value-type="float" office:value="4665" table:style-name="ce10">
            <text:p>4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60" table:style-name="ce53">
            <text:p>2,860</text:p>
          </table:table-cell>
          <table:table-cell office:value-type="float" office:value="8818" table:style-name="ce11">
            <text:p>8,818</text:p>
          </table:table-cell>
          <table:table-cell office:value-type="float" office:value="4773" table:style-name="ce11">
            <text:p>4,773</text:p>
          </table:table-cell>
          <table:table-cell office:value-type="float" office:value="4045" table:style-name="ce10">
            <text:p>4,0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1" table:style-name="ce53">
            <text:p>1,981</text:p>
          </table:table-cell>
          <table:table-cell office:value-type="float" office:value="4993" table:style-name="ce11">
            <text:p>4,993</text:p>
          </table:table-cell>
          <table:table-cell office:value-type="float" office:value="2794" table:style-name="ce11">
            <text:p>2,794</text:p>
          </table:table-cell>
          <table:table-cell office:value-type="float" office:value="2199" table:style-name="ce10">
            <text:p>2,1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220" table:style-name="ce53">
            <text:p>27,220</text:p>
          </table:table-cell>
          <table:table-cell office:value-type="float" office:value="74611" table:style-name="ce11">
            <text:p>74,611</text:p>
          </table:table-cell>
          <table:table-cell office:value-type="float" office:value="37897" table:style-name="ce11">
            <text:p>37,897</text:p>
          </table:table-cell>
          <table:table-cell office:value-type="float" office:value="36714" table:style-name="ce10">
            <text:p>36,7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463" table:style-name="ce53">
            <text:p>22,463</text:p>
          </table:table-cell>
          <table:table-cell office:value-type="float" office:value="68088" table:style-name="ce11">
            <text:p>68,088</text:p>
          </table:table-cell>
          <table:table-cell office:value-type="float" office:value="34626" table:style-name="ce11">
            <text:p>34,626</text:p>
          </table:table-cell>
          <table:table-cell office:value-type="float" office:value="33462" table:style-name="ce10">
            <text:p>33,4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64" table:style-name="ce53">
            <text:p>11,064</text:p>
          </table:table-cell>
          <table:table-cell office:value-type="float" office:value="34668" table:style-name="ce11">
            <text:p>34,668</text:p>
          </table:table-cell>
          <table:table-cell office:value-type="float" office:value="17882" table:style-name="ce11">
            <text:p>17,882</text:p>
          </table:table-cell>
          <table:table-cell office:value-type="float" office:value="16786" table:style-name="ce10">
            <text:p>16,7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56" table:style-name="ce53">
            <text:p>1,556</text:p>
          </table:table-cell>
          <table:table-cell office:value-type="float" office:value="4114" table:style-name="ce11">
            <text:p>4,114</text:p>
          </table:table-cell>
          <table:table-cell office:value-type="float" office:value="2211" table:style-name="ce11">
            <text:p>2,211</text:p>
          </table:table-cell>
          <table:table-cell office:value-type="float" office:value="1903" table:style-name="ce10">
            <text:p>1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533" table:style-name="ce53">
            <text:p>82,533</text:p>
          </table:table-cell>
          <table:table-cell office:value-type="float" office:value="231872" table:style-name="ce11">
            <text:p>231,872</text:p>
          </table:table-cell>
          <table:table-cell office:value-type="float" office:value="114486" table:style-name="ce11">
            <text:p>114,486</text:p>
          </table:table-cell>
          <table:table-cell office:value-type="float" office:value="117386" table:style-name="ce10">
            <text:p>117,3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766" table:style-name="ce53">
            <text:p>71,766</text:p>
          </table:table-cell>
          <table:table-cell office:value-type="float" office:value="187864" table:style-name="ce11">
            <text:p>187,864</text:p>
          </table:table-cell>
          <table:table-cell office:value-type="float" office:value="90220" table:style-name="ce11">
            <text:p>90,220</text:p>
          </table:table-cell>
          <table:table-cell office:value-type="float" office:value="97644" table:style-name="ce10">
            <text:p>97,6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289" table:style-name="ce53">
            <text:p>45,289</text:p>
          </table:table-cell>
          <table:table-cell office:value-type="float" office:value="125784" table:style-name="ce11">
            <text:p>125,784</text:p>
          </table:table-cell>
          <table:table-cell office:value-type="float" office:value="62391" table:style-name="ce11">
            <text:p>62,391</text:p>
          </table:table-cell>
          <table:table-cell office:value-type="float" office:value="63393" table:style-name="ce10">
            <text:p>63,3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428" table:style-name="ce53">
            <text:p>50,428</text:p>
          </table:table-cell>
          <table:table-cell office:value-type="float" office:value="133042" table:style-name="ce11">
            <text:p>133,042</text:p>
          </table:table-cell>
          <table:table-cell office:value-type="float" office:value="64836" table:style-name="ce11">
            <text:p>64,836</text:p>
          </table:table-cell>
          <table:table-cell office:value-type="float" office:value="68206" table:style-name="ce10">
            <text:p>68,2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1902" table:style-name="ce53">
            <text:p>61,902</text:p>
          </table:table-cell>
          <table:table-cell office:value-type="float" office:value="190999" table:style-name="ce11">
            <text:p>190,999</text:p>
          </table:table-cell>
          <table:table-cell office:value-type="float" office:value="96425" table:style-name="ce11">
            <text:p>96,425</text:p>
          </table:table-cell>
          <table:table-cell office:value-type="float" office:value="94574" table:style-name="ce10">
            <text:p>94,5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090" table:style-name="ce53">
            <text:p>25,090</text:p>
          </table:table-cell>
          <table:table-cell office:value-type="float" office:value="65701" table:style-name="ce11">
            <text:p>65,701</text:p>
          </table:table-cell>
          <table:table-cell office:value-type="float" office:value="31189" table:style-name="ce11">
            <text:p>31,189</text:p>
          </table:table-cell>
          <table:table-cell office:value-type="float" office:value="34512" table:style-name="ce10">
            <text:p>34,51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600" table:style-name="ce54">
            <text:p>30,600</text:p>
          </table:table-cell>
          <table:table-cell office:value-type="float" office:value="76737" table:style-name="ce18">
            <text:p>76,737</text:p>
          </table:table-cell>
          <table:table-cell office:value-type="float" office:value="37359" table:style-name="ce18">
            <text:p>37,359</text:p>
          </table:table-cell>
          <table:table-cell office:value-type="float" office:value="39378" table:style-name="ce17">
            <text:p>39,37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0598" table:style-name="ce76">
            <text:p>1,080,598</text:p>
          </table:table-cell>
          <table:table-cell office:value-type="float" office:value="2778375" table:style-name="ce80">
            <text:p>2,778,375</text:p>
          </table:table-cell>
          <table:table-cell office:value-type="float" office:value="1378994" table:style-name="ce81">
            <text:p>1,378,994</text:p>
          </table:table-cell>
          <table:table-cell office:value-type="float" office:value="1399381" table:style-name="ce73">
            <text:p>1,399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19" table:style-name="ce9">
            <text:p>10,819</text:p>
          </table:table-cell>
          <table:table-cell office:value-type="float" office:value="24688" table:style-name="ce11">
            <text:p>24,688</text:p>
          </table:table-cell>
          <table:table-cell office:value-type="float" office:value="12239" table:style-name="ce9">
            <text:p>12,239</text:p>
          </table:table-cell>
          <table:table-cell office:value-type="float" office:value="12449" table:style-name="ce9">
            <text:p>12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107" table:style-name="ce9">
            <text:p>57,107</text:p>
          </table:table-cell>
          <table:table-cell office:value-type="float" office:value="137864" table:style-name="ce11">
            <text:p>137,864</text:p>
          </table:table-cell>
          <table:table-cell office:value-type="float" office:value="66750" table:style-name="ce9">
            <text:p>66,750</text:p>
          </table:table-cell>
          <table:table-cell office:value-type="float" office:value="71114" table:style-name="ce9">
            <text:p>71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257" table:style-name="ce9">
            <text:p>78,257</text:p>
          </table:table-cell>
          <table:table-cell office:value-type="float" office:value="196813" table:style-name="ce11">
            <text:p>196,813</text:p>
          </table:table-cell>
          <table:table-cell office:value-type="float" office:value="94916" table:style-name="ce9">
            <text:p>94,916</text:p>
          </table:table-cell>
          <table:table-cell office:value-type="float" office:value="101897" table:style-name="ce9">
            <text:p>101,8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8804" table:style-name="ce9">
            <text:p>68,804</text:p>
          </table:table-cell>
          <table:table-cell office:value-type="float" office:value="181541" table:style-name="ce11">
            <text:p>181,541</text:p>
          </table:table-cell>
          <table:table-cell office:value-type="float" office:value="89415" table:style-name="ce9">
            <text:p>89,415</text:p>
          </table:table-cell>
          <table:table-cell office:value-type="float" office:value="92126" table:style-name="ce9">
            <text:p>92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5758" table:style-name="ce9">
            <text:p>135,758</text:p>
          </table:table-cell>
          <table:table-cell office:value-type="float" office:value="344867" table:style-name="ce11">
            <text:p>344,867</text:p>
          </table:table-cell>
          <table:table-cell office:value-type="float" office:value="167189" table:style-name="ce9">
            <text:p>167,189</text:p>
          </table:table-cell>
          <table:table-cell office:value-type="float" office:value="177678" table:style-name="ce9">
            <text:p>177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88" table:style-name="ce9">
            <text:p>22,688</text:p>
          </table:table-cell>
          <table:table-cell office:value-type="float" office:value="51437" table:style-name="ce11">
            <text:p>51,437</text:p>
          </table:table-cell>
          <table:table-cell office:value-type="float" office:value="24764" table:style-name="ce9">
            <text:p>24,764</text:p>
          </table:table-cell>
          <table:table-cell office:value-type="float" office:value="26673" table:style-name="ce9">
            <text:p>26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16" table:style-name="ce9">
            <text:p>12,516</text:p>
          </table:table-cell>
          <table:table-cell office:value-type="float" office:value="27137" table:style-name="ce11">
            <text:p>27,137</text:p>
          </table:table-cell>
          <table:table-cell office:value-type="float" office:value="13020" table:style-name="ce9">
            <text:p>13,020</text:p>
          </table:table-cell>
          <table:table-cell office:value-type="float" office:value="14117" table:style-name="ce9">
            <text:p>14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04" table:style-name="ce9">
            <text:p>72,204</text:p>
          </table:table-cell>
          <table:table-cell office:value-type="float" office:value="173117" table:style-name="ce11">
            <text:p>173,117</text:p>
          </table:table-cell>
          <table:table-cell office:value-type="float" office:value="83607" table:style-name="ce9">
            <text:p>83,607</text:p>
          </table:table-cell>
          <table:table-cell office:value-type="float" office:value="89510" table:style-name="ce9">
            <text:p>89,5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433" table:style-name="ce9">
            <text:p>78,433</text:p>
          </table:table-cell>
          <table:table-cell office:value-type="float" office:value="191361" table:style-name="ce11">
            <text:p>191,361</text:p>
          </table:table-cell>
          <table:table-cell office:value-type="float" office:value="94144" table:style-name="ce9">
            <text:p>94,144</text:p>
          </table:table-cell>
          <table:table-cell office:value-type="float" office:value="97217" table:style-name="ce9">
            <text:p>97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06" table:style-name="ce9">
            <text:p>11,106</text:p>
          </table:table-cell>
          <table:table-cell office:value-type="float" office:value="28941" table:style-name="ce11">
            <text:p>28,941</text:p>
          </table:table-cell>
          <table:table-cell office:value-type="float" office:value="14966" table:style-name="ce9">
            <text:p>14,966</text:p>
          </table:table-cell>
          <table:table-cell office:value-type="float" office:value="13975" table:style-name="ce9">
            <text:p>13,97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150" table:style-name="ce9">
            <text:p>67,150</text:p>
          </table:table-cell>
          <table:table-cell office:value-type="float" office:value="156738" table:style-name="ce11">
            <text:p>156,738</text:p>
          </table:table-cell>
          <table:table-cell office:value-type="float" office:value="77956" table:style-name="ce9">
            <text:p>77,956</text:p>
          </table:table-cell>
          <table:table-cell office:value-type="float" office:value="78782" table:style-name="ce9">
            <text:p>78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400" table:style-name="ce9">
            <text:p>138,400</text:p>
          </table:table-cell>
          <table:table-cell office:value-type="float" office:value="357470" table:style-name="ce11">
            <text:p>357,470</text:p>
          </table:table-cell>
          <table:table-cell office:value-type="float" office:value="175576" table:style-name="ce9">
            <text:p>175,576</text:p>
          </table:table-cell>
          <table:table-cell office:value-type="float" office:value="181894" table:style-name="ce9">
            <text:p>181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01" table:style-name="ce9">
            <text:p>25,701</text:p>
          </table:table-cell>
          <table:table-cell office:value-type="float" office:value="70220" table:style-name="ce11">
            <text:p>70,220</text:p>
          </table:table-cell>
          <table:table-cell office:value-type="float" office:value="35633" table:style-name="ce9">
            <text:p>35,633</text:p>
          </table:table-cell>
          <table:table-cell office:value-type="float" office:value="34587" table:style-name="ce9">
            <text:p>34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776" table:style-name="ce9">
            <text:p>41,776</text:p>
          </table:table-cell>
          <table:table-cell office:value-type="float" office:value="112091" table:style-name="ce11">
            <text:p>112,091</text:p>
          </table:table-cell>
          <table:table-cell office:value-type="float" office:value="57500" table:style-name="ce9">
            <text:p>57,500</text:p>
          </table:table-cell>
          <table:table-cell office:value-type="float" office:value="54591" table:style-name="ce9">
            <text:p>54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18" table:style-name="ce9">
            <text:p>13,518</text:p>
          </table:table-cell>
          <table:table-cell office:value-type="float" office:value="43090" table:style-name="ce11">
            <text:p>43,090</text:p>
          </table:table-cell>
          <table:table-cell office:value-type="float" office:value="22115" table:style-name="ce9">
            <text:p>22,115</text:p>
          </table:table-cell>
          <table:table-cell office:value-type="float" office:value="20975" table:style-name="ce9">
            <text:p>20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07" table:style-name="ce9">
            <text:p>12,807</text:p>
          </table:table-cell>
          <table:table-cell office:value-type="float" office:value="34599" table:style-name="ce11">
            <text:p>34,599</text:p>
          </table:table-cell>
          <table:table-cell office:value-type="float" office:value="17553" table:style-name="ce9">
            <text:p>17,553</text:p>
          </table:table-cell>
          <table:table-cell office:value-type="float" office:value="17046" table:style-name="ce9">
            <text:p>17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1960" table:style-name="ce9">
            <text:p>31,960</text:p>
          </table:table-cell>
          <table:table-cell office:value-type="float" office:value="83985" table:style-name="ce11">
            <text:p>83,985</text:p>
          </table:table-cell>
          <table:table-cell office:value-type="float" office:value="42701" table:style-name="ce9">
            <text:p>42,701</text:p>
          </table:table-cell>
          <table:table-cell office:value-type="float" office:value="41284" table:style-name="ce9">
            <text:p>41,2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016" table:style-name="ce9">
            <text:p>18,016</text:p>
          </table:table-cell>
          <table:table-cell office:value-type="float" office:value="44229" table:style-name="ce11">
            <text:p>44,229</text:p>
          </table:table-cell>
          <table:table-cell office:value-type="float" office:value="22514" table:style-name="ce9">
            <text:p>22,514</text:p>
          </table:table-cell>
          <table:table-cell office:value-type="float" office:value="21715" table:style-name="ce9">
            <text:p>21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12" table:style-name="ce9">
            <text:p>34,812</text:p>
          </table:table-cell>
          <table:table-cell office:value-type="float" office:value="97570" table:style-name="ce11">
            <text:p>97,570</text:p>
          </table:table-cell>
          <table:table-cell office:value-type="float" office:value="48471" table:style-name="ce9">
            <text:p>48,471</text:p>
          </table:table-cell>
          <table:table-cell office:value-type="float" office:value="49099" table:style-name="ce9">
            <text:p>49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427" table:style-name="ce9">
            <text:p>13,427</text:p>
          </table:table-cell>
          <table:table-cell office:value-type="float" office:value="37450" table:style-name="ce11">
            <text:p>37,450</text:p>
          </table:table-cell>
          <table:table-cell office:value-type="float" office:value="19053" table:style-name="ce9">
            <text:p>19,053</text:p>
          </table:table-cell>
          <table:table-cell office:value-type="float" office:value="18397" table:style-name="ce9">
            <text:p>18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46" table:style-name="ce9">
            <text:p>10,446</text:p>
          </table:table-cell>
          <table:table-cell office:value-type="float" office:value="29991" table:style-name="ce11">
            <text:p>29,991</text:p>
          </table:table-cell>
          <table:table-cell office:value-type="float" office:value="15857" table:style-name="ce9">
            <text:p>15,857</text:p>
          </table:table-cell>
          <table:table-cell office:value-type="float" office:value="14134" table:style-name="ce9">
            <text:p>14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15" table:style-name="ce9">
            <text:p>3,315</text:p>
          </table:table-cell>
          <table:table-cell office:value-type="float" office:value="7359" table:style-name="ce11">
            <text:p>7,359</text:p>
          </table:table-cell>
          <table:table-cell office:value-type="float" office:value="4078" table:style-name="ce9">
            <text:p>4,078</text:p>
          </table:table-cell>
          <table:table-cell office:value-type="float" office:value="3281" table:style-name="ce9">
            <text:p>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385" table:style-name="ce9">
            <text:p>9,385</text:p>
          </table:table-cell>
          <table:table-cell office:value-type="float" office:value="29125" table:style-name="ce11">
            <text:p>29,125</text:p>
          </table:table-cell>
          <table:table-cell office:value-type="float" office:value="14693" table:style-name="ce9">
            <text:p>14,693</text:p>
          </table:table-cell>
          <table:table-cell office:value-type="float" office:value="14432" table:style-name="ce9">
            <text:p>14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02" table:style-name="ce9">
            <text:p>16,902</text:p>
          </table:table-cell>
          <table:table-cell office:value-type="float" office:value="53024" table:style-name="ce11">
            <text:p>53,024</text:p>
          </table:table-cell>
          <table:table-cell office:value-type="float" office:value="27079" table:style-name="ce9">
            <text:p>27,079</text:p>
          </table:table-cell>
          <table:table-cell office:value-type="float" office:value="25945" table:style-name="ce9">
            <text:p>25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04" table:style-name="ce9">
            <text:p>10,704</text:p>
          </table:table-cell>
          <table:table-cell office:value-type="float" office:value="29772" table:style-name="ce11">
            <text:p>29,772</text:p>
          </table:table-cell>
          <table:table-cell office:value-type="float" office:value="15166" table:style-name="ce9">
            <text:p>15,166</text:p>
          </table:table-cell>
          <table:table-cell office:value-type="float" office:value="14606" table:style-name="ce9">
            <text:p>14,6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66" table:style-name="ce9">
            <text:p>10,466</text:p>
          </table:table-cell>
          <table:table-cell office:value-type="float" office:value="30422" table:style-name="ce11">
            <text:p>30,422</text:p>
          </table:table-cell>
          <table:table-cell office:value-type="float" office:value="15700" table:style-name="ce9">
            <text:p>15,700</text:p>
          </table:table-cell>
          <table:table-cell office:value-type="float" office:value="14722" table:style-name="ce9">
            <text:p>14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0" table:style-name="ce9">
            <text:p>5,730</text:p>
          </table:table-cell>
          <table:table-cell office:value-type="float" office:value="14033" table:style-name="ce11">
            <text:p>14,033</text:p>
          </table:table-cell>
          <table:table-cell office:value-type="float" office:value="7064" table:style-name="ce9">
            <text:p>7,064</text:p>
          </table:table-cell>
          <table:table-cell office:value-type="float" office:value="6969" table:style-name="ce9">
            <text:p>6,9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63" table:style-name="ce9">
            <text:p>6,763</text:p>
          </table:table-cell>
          <table:table-cell office:value-type="float" office:value="19565" table:style-name="ce11">
            <text:p>19,565</text:p>
          </table:table-cell>
          <table:table-cell office:value-type="float" office:value="10089" table:style-name="ce9">
            <text:p>10,089</text:p>
          </table:table-cell>
          <table:table-cell office:value-type="float" office:value="9476" table:style-name="ce9">
            <text:p>9,4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80" table:style-name="ce9">
            <text:p>12,580</text:p>
          </table:table-cell>
          <table:table-cell office:value-type="float" office:value="36278" table:style-name="ce11">
            <text:p>36,278</text:p>
          </table:table-cell>
          <table:table-cell office:value-type="float" office:value="18718" table:style-name="ce9">
            <text:p>18,718</text:p>
          </table:table-cell>
          <table:table-cell office:value-type="float" office:value="17560" table:style-name="ce9">
            <text:p>17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809" table:style-name="ce9">
            <text:p>13,809</text:p>
          </table:table-cell>
          <table:table-cell office:value-type="float" office:value="37407" table:style-name="ce11">
            <text:p>37,407</text:p>
          </table:table-cell>
          <table:table-cell office:value-type="float" office:value="19362" table:style-name="ce9">
            <text:p>19,362</text:p>
          </table:table-cell>
          <table:table-cell office:value-type="float" office:value="18045" table:style-name="ce9">
            <text:p>18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61" table:style-name="ce9">
            <text:p>14,661</text:p>
          </table:table-cell>
          <table:table-cell office:value-type="float" office:value="40466" table:style-name="ce11">
            <text:p>40,466</text:p>
          </table:table-cell>
          <table:table-cell office:value-type="float" office:value="21225" table:style-name="ce9">
            <text:p>21,225</text:p>
          </table:table-cell>
          <table:table-cell office:value-type="float" office:value="19241" table:style-name="ce9">
            <text:p>19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70" table:style-name="ce9">
            <text:p>5,570</text:p>
          </table:table-cell>
          <table:table-cell office:value-type="float" office:value="13240" table:style-name="ce11">
            <text:p>13,240</text:p>
          </table:table-cell>
          <table:table-cell office:value-type="float" office:value="7107" table:style-name="ce9">
            <text:p>7,107</text:p>
          </table:table-cell>
          <table:table-cell office:value-type="float" office:value="6133" table:style-name="ce9">
            <text:p>6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47" table:style-name="ce9">
            <text:p>2,347</text:p>
          </table:table-cell>
          <table:table-cell office:value-type="float" office:value="6215" table:style-name="ce11">
            <text:p>6,215</text:p>
          </table:table-cell>
          <table:table-cell office:value-type="float" office:value="3309" table:style-name="ce9">
            <text:p>3,309</text:p>
          </table:table-cell>
          <table:table-cell office:value-type="float" office:value="2906" table:style-name="ce9">
            <text:p>2,90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8" table:style-name="ce9">
            <text:p>4,808</text:p>
          </table:table-cell>
          <table:table-cell office:value-type="float" office:value="12254" table:style-name="ce11">
            <text:p>12,254</text:p>
          </table:table-cell>
          <table:table-cell office:value-type="float" office:value="6709" table:style-name="ce9">
            <text:p>6,709</text:p>
          </table:table-cell>
          <table:table-cell office:value-type="float" office:value="5545" table:style-name="ce9">
            <text:p>5,54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090" table:style-name="ce9">
            <text:p>5,090</text:p>
          </table:table-cell>
          <table:table-cell office:value-type="float" office:value="14766" table:style-name="ce11">
            <text:p>14,766</text:p>
          </table:table-cell>
          <table:table-cell office:value-type="float" office:value="7995" table:style-name="ce9">
            <text:p>7,995</text:p>
          </table:table-cell>
          <table:table-cell office:value-type="float" office:value="6771" table:style-name="ce9">
            <text:p>6,77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4" table:style-name="ce9">
            <text:p>584</text:p>
          </table:table-cell>
          <table:table-cell office:value-type="float" office:value="1900" table:style-name="ce11">
            <text:p>1,900</text:p>
          </table:table-cell>
          <table:table-cell office:value-type="float" office:value="939" table:style-name="ce9">
            <text:p>939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4" table:style-name="ce9">
            <text:p>1,324</text:p>
          </table:table-cell>
          <table:table-cell office:value-type="float" office:value="4218" table:style-name="ce11">
            <text:p>4,218</text:p>
          </table:table-cell>
          <table:table-cell office:value-type="float" office:value="2202" table:style-name="ce9">
            <text:p>2,202</text:p>
          </table:table-cell>
          <table:table-cell office:value-type="float" office:value="2016" table:style-name="ce9">
            <text:p>2,016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5" table:style-name="ce16">
            <text:p>855</text:p>
          </table:table-cell>
          <table:table-cell office:value-type="float" office:value="3132" table:style-name="ce18">
            <text:p>3,132</text:p>
          </table:table-cell>
          <table:table-cell office:value-type="float" office:value="1620" table:style-name="ce16">
            <text:p>1,620</text:p>
          </table:table-cell>
          <table:table-cell office:value-type="float" office:value="1512" table:style-name="ce16">
            <text:p>1,512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6467" table:style-name="ce72">
            <text:p>166,467</text:p>
          </table:table-cell>
          <table:table-cell office:value-type="float" office:value="457599" table:style-name="ce80">
            <text:p>457,599</text:p>
          </table:table-cell>
          <table:table-cell office:value-type="float" office:value="231786" table:style-name="ce80">
            <text:p>231,786</text:p>
          </table:table-cell>
          <table:table-cell office:value-type="float" office:value="225813" table:style-name="ce74">
            <text:p>225,8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901" table:style-name="ce53">
            <text:p>35,901</text:p>
          </table:table-cell>
          <table:table-cell office:value-type="float" office:value="95964" table:style-name="ce11">
            <text:p>95,964</text:p>
          </table:table-cell>
          <table:table-cell office:value-type="float" office:value="46866" table:style-name="ce11">
            <text:p>46,866</text:p>
          </table:table-cell>
          <table:table-cell office:value-type="float" office:value="49098" table:style-name="ce10">
            <text:p>49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50" table:style-name="ce53">
            <text:p>26,250</text:p>
          </table:table-cell>
          <table:table-cell office:value-type="float" office:value="72506" table:style-name="ce11">
            <text:p>72,506</text:p>
          </table:table-cell>
          <table:table-cell office:value-type="float" office:value="34401" table:style-name="ce11">
            <text:p>34,401</text:p>
          </table:table-cell>
          <table:table-cell office:value-type="float" office:value="38105" table:style-name="ce10">
            <text:p>38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27" table:style-name="ce53">
            <text:p>14,127</text:p>
          </table:table-cell>
          <table:table-cell office:value-type="float" office:value="40530" table:style-name="ce11">
            <text:p>40,530</text:p>
          </table:table-cell>
          <table:table-cell office:value-type="float" office:value="20651" table:style-name="ce11">
            <text:p>20,651</text:p>
          </table:table-cell>
          <table:table-cell office:value-type="float" office:value="19879" table:style-name="ce10">
            <text:p>19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194" table:style-name="ce53">
            <text:p>10,194</text:p>
          </table:table-cell>
          <table:table-cell office:value-type="float" office:value="29737" table:style-name="ce11">
            <text:p>29,737</text:p>
          </table:table-cell>
          <table:table-cell office:value-type="float" office:value="15332" table:style-name="ce11">
            <text:p>15,332</text:p>
          </table:table-cell>
          <table:table-cell office:value-type="float" office:value="14405" table:style-name="ce10">
            <text:p>14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812" table:style-name="ce53">
            <text:p>13,812</text:p>
          </table:table-cell>
          <table:table-cell office:value-type="float" office:value="35942" table:style-name="ce11">
            <text:p>35,942</text:p>
          </table:table-cell>
          <table:table-cell office:value-type="float" office:value="18723" table:style-name="ce11">
            <text:p>18,723</text:p>
          </table:table-cell>
          <table:table-cell office:value-type="float" office:value="17219" table:style-name="ce10">
            <text:p>17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678" table:style-name="ce53">
            <text:p>8,678</text:p>
          </table:table-cell>
          <table:table-cell office:value-type="float" office:value="24265" table:style-name="ce11">
            <text:p>24,265</text:p>
          </table:table-cell>
          <table:table-cell office:value-type="float" office:value="12836" table:style-name="ce11">
            <text:p>12,836</text:p>
          </table:table-cell>
          <table:table-cell office:value-type="float" office:value="11429" table:style-name="ce10">
            <text:p>11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03" table:style-name="ce53">
            <text:p>11,603</text:p>
          </table:table-cell>
          <table:table-cell office:value-type="float" office:value="32303" table:style-name="ce11">
            <text:p>32,303</text:p>
          </table:table-cell>
          <table:table-cell office:value-type="float" office:value="17135" table:style-name="ce11">
            <text:p>17,135</text:p>
          </table:table-cell>
          <table:table-cell office:value-type="float" office:value="15168" table:style-name="ce10">
            <text:p>15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028" table:style-name="ce53">
            <text:p>19,028</text:p>
          </table:table-cell>
          <table:table-cell office:value-type="float" office:value="53305" table:style-name="ce11">
            <text:p>53,305</text:p>
          </table:table-cell>
          <table:table-cell office:value-type="float" office:value="27384" table:style-name="ce11">
            <text:p>27,384</text:p>
          </table:table-cell>
          <table:table-cell office:value-type="float" office:value="25921" table:style-name="ce10">
            <text:p>25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657" table:style-name="ce53">
            <text:p>14,657</text:p>
          </table:table-cell>
          <table:table-cell office:value-type="float" office:value="39637" table:style-name="ce11">
            <text:p>39,637</text:p>
          </table:table-cell>
          <table:table-cell office:value-type="float" office:value="20524" table:style-name="ce11">
            <text:p>20,524</text:p>
          </table:table-cell>
          <table:table-cell office:value-type="float" office:value="19113" table:style-name="ce10">
            <text:p>19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01" table:style-name="ce53">
            <text:p>8,401</text:p>
          </table:table-cell>
          <table:table-cell office:value-type="float" office:value="21387" table:style-name="ce11">
            <text:p>21,387</text:p>
          </table:table-cell>
          <table:table-cell office:value-type="float" office:value="11527" table:style-name="ce11">
            <text:p>11,527</text:p>
          </table:table-cell>
          <table:table-cell office:value-type="float" office:value="9860" table:style-name="ce10">
            <text:p>9,8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6" table:style-name="ce53">
            <text:p>1,886</text:p>
          </table:table-cell>
          <table:table-cell office:value-type="float" office:value="6084" table:style-name="ce11">
            <text:p>6,084</text:p>
          </table:table-cell>
          <table:table-cell office:value-type="float" office:value="3298" table:style-name="ce11">
            <text:p>3,298</text:p>
          </table:table-cell>
          <table:table-cell office:value-type="float" office:value="2786" table:style-name="ce10">
            <text:p>2,78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30" table:style-name="ce54">
            <text:p>1,930</text:p>
          </table:table-cell>
          <table:table-cell office:value-type="float" office:value="5939" table:style-name="ce18">
            <text:p>5,939</text:p>
          </table:table-cell>
          <table:table-cell office:value-type="float" office:value="3109" table:style-name="ce18">
            <text:p>3,109</text:p>
          </table:table-cell>
          <table:table-cell office:value-type="float" office:value="2830" table:style-name="ce17">
            <text:p>2,830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6941" table:style-name="ce72">
            <text:p>186,941</text:p>
          </table:table-cell>
          <table:table-cell office:value-type="float" office:value="546672" table:style-name="ce80">
            <text:p>546,672</text:p>
          </table:table-cell>
          <table:table-cell office:value-type="float" office:value="279710" table:style-name="ce80">
            <text:p>279,710</text:p>
          </table:table-cell>
          <table:table-cell office:value-type="float" office:value="266962" table:style-name="ce74">
            <text:p>266,96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2886" table:style-name="ce53">
            <text:p>62,886</text:p>
          </table:table-cell>
          <table:table-cell office:value-type="float" office:value="175664" table:style-name="ce11">
            <text:p>175,664</text:p>
          </table:table-cell>
          <table:table-cell office:value-type="float" office:value="87518" table:style-name="ce11">
            <text:p>87,518</text:p>
          </table:table-cell>
          <table:table-cell office:value-type="float" office:value="88146" table:style-name="ce10">
            <text:p>88,14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20" table:style-name="ce53">
            <text:p>9,520</text:p>
          </table:table-cell>
          <table:table-cell office:value-type="float" office:value="29504" table:style-name="ce50">
            <text:p>29,504</text:p>
          </table:table-cell>
          <table:table-cell office:value-type="float" office:value="15795" table:style-name="ce11">
            <text:p>15,795</text:p>
          </table:table-cell>
          <table:table-cell office:value-type="float" office:value="13709" table:style-name="ce10">
            <text:p>13,70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07" table:style-name="ce53">
            <text:p>10,707</text:p>
          </table:table-cell>
          <table:table-cell office:value-type="float" office:value="33824" table:style-name="ce50">
            <text:p>33,824</text:p>
          </table:table-cell>
          <table:table-cell office:value-type="float" office:value="18045" table:style-name="ce11">
            <text:p>18,045</text:p>
          </table:table-cell>
          <table:table-cell office:value-type="float" office:value="15779" table:style-name="ce10">
            <text:p>15,77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437" table:style-name="ce53">
            <text:p>33,437</text:p>
          </table:table-cell>
          <table:table-cell office:value-type="float" office:value="96781" table:style-name="ce50">
            <text:p>96,781</text:p>
          </table:table-cell>
          <table:table-cell office:value-type="float" office:value="48658" table:style-name="ce11">
            <text:p>48,658</text:p>
          </table:table-cell>
          <table:table-cell office:value-type="float" office:value="48123" table:style-name="ce10">
            <text:p>48,12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133" table:style-name="ce53">
            <text:p>26,133</text:p>
          </table:table-cell>
          <table:table-cell office:value-type="float" office:value="77477" table:style-name="ce50">
            <text:p>77,477</text:p>
          </table:table-cell>
          <table:table-cell office:value-type="float" office:value="39293" table:style-name="ce11">
            <text:p>39,293</text:p>
          </table:table-cell>
          <table:table-cell office:value-type="float" office:value="38184" table:style-name="ce10">
            <text:p>38,18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8" table:style-name="ce53">
            <text:p>4,488</text:p>
          </table:table-cell>
          <table:table-cell office:value-type="float" office:value="13340" table:style-name="ce50">
            <text:p>13,340</text:p>
          </table:table-cell>
          <table:table-cell office:value-type="float" office:value="7239" table:style-name="ce11">
            <text:p>7,239</text:p>
          </table:table-cell>
          <table:table-cell office:value-type="float" office:value="6101" table:style-name="ce10">
            <text:p>6,10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124" table:style-name="ce53">
            <text:p>18,124</text:p>
          </table:table-cell>
          <table:table-cell office:value-type="float" office:value="56434" table:style-name="ce50">
            <text:p>56,434</text:p>
          </table:table-cell>
          <table:table-cell office:value-type="float" office:value="28969" table:style-name="ce11">
            <text:p>28,969</text:p>
          </table:table-cell>
          <table:table-cell office:value-type="float" office:value="27465" table:style-name="ce10">
            <text:p>27,46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3" table:style-name="ce53">
            <text:p>6,503</text:p>
          </table:table-cell>
          <table:table-cell office:value-type="float" office:value="20166" table:style-name="ce50">
            <text:p>20,166</text:p>
          </table:table-cell>
          <table:table-cell office:value-type="float" office:value="10694" table:style-name="ce11">
            <text:p>10,694</text:p>
          </table:table-cell>
          <table:table-cell office:value-type="float" office:value="9472" table:style-name="ce10">
            <text:p>9,47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40" table:style-name="ce53">
            <text:p>5,340</text:p>
          </table:table-cell>
          <table:table-cell office:value-type="float" office:value="14353" table:style-name="ce50">
            <text:p>14,353</text:p>
          </table:table-cell>
          <table:table-cell office:value-type="float" office:value="7755" table:style-name="ce11">
            <text:p>7,755</text:p>
          </table:table-cell>
          <table:table-cell office:value-type="float" office:value="6598" table:style-name="ce10">
            <text:p>6,59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31" table:style-name="ce53">
            <text:p>3,131</text:p>
          </table:table-cell>
          <table:table-cell office:value-type="float" office:value="9571" table:style-name="ce50">
            <text:p>9,571</text:p>
          </table:table-cell>
          <table:table-cell office:value-type="float" office:value="5190" table:style-name="ce11">
            <text:p>5,190</text:p>
          </table:table-cell>
          <table:table-cell office:value-type="float" office:value="4381" table:style-name="ce10">
            <text:p>4,38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6" table:style-name="ce53">
            <text:p>2,086</text:p>
          </table:table-cell>
          <table:table-cell office:value-type="float" office:value="5593" table:style-name="ce50">
            <text:p>5,593</text:p>
          </table:table-cell>
          <table:table-cell office:value-type="float" office:value="3098" table:style-name="ce11">
            <text:p>3,098</text:p>
          </table:table-cell>
          <table:table-cell office:value-type="float" office:value="2495" table:style-name="ce10">
            <text:p>2,49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3" table:style-name="ce53">
            <text:p>2,843</text:p>
          </table:table-cell>
          <table:table-cell office:value-type="float" office:value="9392" table:style-name="ce50">
            <text:p>9,392</text:p>
          </table:table-cell>
          <table:table-cell office:value-type="float" office:value="4981" table:style-name="ce11">
            <text:p>4,981</text:p>
          </table:table-cell>
          <table:table-cell office:value-type="float" office:value="4411" table:style-name="ce10">
            <text:p>4,411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43" table:style-name="ce54">
            <text:p>1,743</text:p>
          </table:table-cell>
          <table:table-cell office:value-type="float" office:value="4573" table:style-name="ce52">
            <text:p>4,573</text:p>
          </table:table-cell>
          <table:table-cell office:value-type="float" office:value="2475" table:style-name="ce18">
            <text:p>2,475</text:p>
          </table:table-cell>
          <table:table-cell office:value-type="float" office:value="2098" table:style-name="ce17">
            <text:p>2,09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5518" table:style-name="ce72">
            <text:p>185,518</text:p>
          </table:table-cell>
          <table:table-cell office:value-type="float" office:value="559886" table:style-name="ce80">
            <text:p>559,886</text:p>
          </table:table-cell>
          <table:table-cell office:value-type="float" office:value="288701" table:style-name="ce80">
            <text:p>288,701</text:p>
          </table:table-cell>
          <table:table-cell office:value-type="float" office:value="271185" table:style-name="ce74">
            <text:p>271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0941" table:style-name="ce53">
            <text:p>30,941</text:p>
          </table:table-cell>
          <table:table-cell office:value-type="float" office:value="89948" table:style-name="ce11">
            <text:p>89,948</text:p>
          </table:table-cell>
          <table:table-cell office:value-type="float" office:value="44943" table:style-name="ce11">
            <text:p>44,943</text:p>
          </table:table-cell>
          <table:table-cell office:value-type="float" office:value="45005" table:style-name="ce10">
            <text:p>45,00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3857" table:style-name="ce53">
            <text:p>33,857</text:p>
          </table:table-cell>
          <table:table-cell office:value-type="float" office:value="103118" table:style-name="ce11">
            <text:p>103,118</text:p>
          </table:table-cell>
          <table:table-cell office:value-type="float" office:value="52016" table:style-name="ce11">
            <text:p>52,016</text:p>
          </table:table-cell>
          <table:table-cell office:value-type="float" office:value="51102" table:style-name="ce10">
            <text:p>51,102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32" table:style-name="ce53">
            <text:p>14,532</text:p>
          </table:table-cell>
          <table:table-cell office:value-type="float" office:value="47175" table:style-name="ce11">
            <text:p>47,175</text:p>
          </table:table-cell>
          <table:table-cell office:value-type="float" office:value="24543" table:style-name="ce11">
            <text:p>24,543</text:p>
          </table:table-cell>
          <table:table-cell office:value-type="float" office:value="22632" table:style-name="ce10">
            <text:p>22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6" table:style-name="ce53">
            <text:p>11,546</text:p>
          </table:table-cell>
          <table:table-cell office:value-type="float" office:value="35533" table:style-name="ce11">
            <text:p>35,533</text:p>
          </table:table-cell>
          <table:table-cell office:value-type="float" office:value="18758" table:style-name="ce11">
            <text:p>18,758</text:p>
          </table:table-cell>
          <table:table-cell office:value-type="float" office:value="16775" table:style-name="ce10">
            <text:p>16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392" table:style-name="ce53">
            <text:p>28,392</text:p>
          </table:table-cell>
          <table:table-cell office:value-type="float" office:value="84941" table:style-name="ce11">
            <text:p>84,941</text:p>
          </table:table-cell>
          <table:table-cell office:value-type="float" office:value="42856" table:style-name="ce11">
            <text:p>42,856</text:p>
          </table:table-cell>
          <table:table-cell office:value-type="float" office:value="42085" table:style-name="ce10">
            <text:p>42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79" table:style-name="ce53">
            <text:p>11,879</text:p>
          </table:table-cell>
          <table:table-cell office:value-type="float" office:value="37334" table:style-name="ce11">
            <text:p>37,334</text:p>
          </table:table-cell>
          <table:table-cell office:value-type="float" office:value="19685" table:style-name="ce11">
            <text:p>19,685</text:p>
          </table:table-cell>
          <table:table-cell office:value-type="float" office:value="17649" table:style-name="ce10">
            <text:p>17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90" table:style-name="ce53">
            <text:p>6,090</text:p>
          </table:table-cell>
          <table:table-cell office:value-type="float" office:value="17686" table:style-name="ce11">
            <text:p>17,686</text:p>
          </table:table-cell>
          <table:table-cell office:value-type="float" office:value="9228" table:style-name="ce11">
            <text:p>9,228</text:p>
          </table:table-cell>
          <table:table-cell office:value-type="float" office:value="8458" table:style-name="ce10">
            <text:p>8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6" table:style-name="ce53">
            <text:p>5,406</text:p>
          </table:table-cell>
          <table:table-cell office:value-type="float" office:value="15124" table:style-name="ce11">
            <text:p>15,124</text:p>
          </table:table-cell>
          <table:table-cell office:value-type="float" office:value="8018" table:style-name="ce11">
            <text:p>8,018</text:p>
          </table:table-cell>
          <table:table-cell office:value-type="float" office:value="7106" table:style-name="ce10">
            <text:p>7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66" table:style-name="ce53">
            <text:p>10,666</text:p>
          </table:table-cell>
          <table:table-cell office:value-type="float" office:value="34279" table:style-name="ce11">
            <text:p>34,279</text:p>
          </table:table-cell>
          <table:table-cell office:value-type="float" office:value="17879" table:style-name="ce11">
            <text:p>17,879</text:p>
          </table:table-cell>
          <table:table-cell office:value-type="float" office:value="16400" table:style-name="ce10">
            <text:p>16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60" table:style-name="ce53">
            <text:p>6,160</text:p>
          </table:table-cell>
          <table:table-cell office:value-type="float" office:value="18527" table:style-name="ce11">
            <text:p>18,527</text:p>
          </table:table-cell>
          <table:table-cell office:value-type="float" office:value="9815" table:style-name="ce11">
            <text:p>9,815</text:p>
          </table:table-cell>
          <table:table-cell office:value-type="float" office:value="8712" table:style-name="ce10">
            <text:p>8,7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5" table:style-name="ce53">
            <text:p>3,955</text:p>
          </table:table-cell>
          <table:table-cell office:value-type="float" office:value="10398" table:style-name="ce11">
            <text:p>10,398</text:p>
          </table:table-cell>
          <table:table-cell office:value-type="float" office:value="5734" table:style-name="ce11">
            <text:p>5,734</text:p>
          </table:table-cell>
          <table:table-cell office:value-type="float" office:value="4664" table:style-name="ce10">
            <text:p>4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7" table:style-name="ce53">
            <text:p>3,657</text:p>
          </table:table-cell>
          <table:table-cell office:value-type="float" office:value="11127" table:style-name="ce11">
            <text:p>11,127</text:p>
          </table:table-cell>
          <table:table-cell office:value-type="float" office:value="5886" table:style-name="ce11">
            <text:p>5,886</text:p>
          </table:table-cell>
          <table:table-cell office:value-type="float" office:value="5241" table:style-name="ce10">
            <text:p>5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77" table:style-name="ce53">
            <text:p>5,577</text:p>
          </table:table-cell>
          <table:table-cell office:value-type="float" office:value="16856" table:style-name="ce11">
            <text:p>16,856</text:p>
          </table:table-cell>
          <table:table-cell office:value-type="float" office:value="8865" table:style-name="ce11">
            <text:p>8,865</text:p>
          </table:table-cell>
          <table:table-cell office:value-type="float" office:value="7991" table:style-name="ce10">
            <text:p>7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4" table:style-name="ce53">
            <text:p>2,664</text:p>
          </table:table-cell>
          <table:table-cell office:value-type="float" office:value="7312" table:style-name="ce11">
            <text:p>7,312</text:p>
          </table:table-cell>
          <table:table-cell office:value-type="float" office:value="4060" table:style-name="ce11">
            <text:p>4,060</text:p>
          </table:table-cell>
          <table:table-cell office:value-type="float" office:value="3252" table:style-name="ce10">
            <text:p>3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3" table:style-name="ce53">
            <text:p>4,113</text:p>
          </table:table-cell>
          <table:table-cell office:value-type="float" office:value="13188" table:style-name="ce11">
            <text:p>13,188</text:p>
          </table:table-cell>
          <table:table-cell office:value-type="float" office:value="6943" table:style-name="ce11">
            <text:p>6,943</text:p>
          </table:table-cell>
          <table:table-cell office:value-type="float" office:value="6245" table:style-name="ce10">
            <text:p>6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7" table:style-name="ce53">
            <text:p>2,407</text:p>
          </table:table-cell>
          <table:table-cell office:value-type="float" office:value="6900" table:style-name="ce11">
            <text:p>6,900</text:p>
          </table:table-cell>
          <table:table-cell office:value-type="float" office:value="3775" table:style-name="ce11">
            <text:p>3,775</text:p>
          </table:table-cell>
          <table:table-cell office:value-type="float" office:value="3125" table:style-name="ce10">
            <text:p>3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7" table:style-name="ce53">
            <text:p>1,717</text:p>
          </table:table-cell>
          <table:table-cell office:value-type="float" office:value="4485" table:style-name="ce11">
            <text:p>4,485</text:p>
          </table:table-cell>
          <table:table-cell office:value-type="float" office:value="2515" table:style-name="ce11">
            <text:p>2,515</text:p>
          </table:table-cell>
          <table:table-cell office:value-type="float" office:value="1970" table:style-name="ce10">
            <text:p>1,97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9" table:style-name="ce54">
            <text:p>1,959</text:p>
          </table:table-cell>
          <table:table-cell office:value-type="float" office:value="5955" table:style-name="ce18">
            <text:p>5,955</text:p>
          </table:table-cell>
          <table:table-cell office:value-type="float" office:value="3182" table:style-name="ce18">
            <text:p>3,182</text:p>
          </table:table-cell>
          <table:table-cell office:value-type="float" office:value="2773" table:style-name="ce17">
            <text:p>2,77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4236" table:style-name="ce72">
            <text:p>384,236</text:p>
          </table:table-cell>
          <table:table-cell office:value-type="float" office:value="1287450" table:style-name="ce80">
            <text:p>1,287,450</text:p>
          </table:table-cell>
          <table:table-cell office:value-type="float" office:value="656974" table:style-name="ce80">
            <text:p>656,974</text:p>
          </table:table-cell>
          <table:table-cell office:value-type="float" office:value="630476" table:style-name="ce74">
            <text:p>630,4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905" table:style-name="ce53">
            <text:p>75,905</text:p>
          </table:table-cell>
          <table:table-cell office:value-type="float" office:value="234731" table:style-name="ce11">
            <text:p>234,731</text:p>
          </table:table-cell>
          <table:table-cell office:value-type="float" office:value="116094" table:style-name="ce11">
            <text:p>116,094</text:p>
          </table:table-cell>
          <table:table-cell office:value-type="float" office:value="118637" table:style-name="ce10">
            <text:p>118,6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937" table:style-name="ce53">
            <text:p>38,937</text:p>
          </table:table-cell>
          <table:table-cell office:value-type="float" office:value="124930" table:style-name="ce11">
            <text:p>124,930</text:p>
          </table:table-cell>
          <table:table-cell office:value-type="float" office:value="62141" table:style-name="ce11">
            <text:p>62,141</text:p>
          </table:table-cell>
          <table:table-cell office:value-type="float" office:value="62789" table:style-name="ce10">
            <text:p>62,789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20" table:style-name="ce53">
            <text:p>24,320</text:p>
          </table:table-cell>
          <table:table-cell office:value-type="float" office:value="86714" table:style-name="ce11">
            <text:p>86,714</text:p>
          </table:table-cell>
          <table:table-cell office:value-type="float" office:value="44100" table:style-name="ce11">
            <text:p>44,100</text:p>
          </table:table-cell>
          <table:table-cell office:value-type="float" office:value="42614" table:style-name="ce10">
            <text:p>42,6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498" table:style-name="ce53">
            <text:p>26,498</text:p>
          </table:table-cell>
          <table:table-cell office:value-type="float" office:value="91211" table:style-name="ce11">
            <text:p>91,211</text:p>
          </table:table-cell>
          <table:table-cell office:value-type="float" office:value="46495" table:style-name="ce11">
            <text:p>46,495</text:p>
          </table:table-cell>
          <table:table-cell office:value-type="float" office:value="44716" table:style-name="ce10">
            <text:p>44,7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67" table:style-name="ce53">
            <text:p>10,567</text:p>
          </table:table-cell>
          <table:table-cell office:value-type="float" office:value="33262" table:style-name="ce11">
            <text:p>33,262</text:p>
          </table:table-cell>
          <table:table-cell office:value-type="float" office:value="16779" table:style-name="ce11">
            <text:p>16,779</text:p>
          </table:table-cell>
          <table:table-cell office:value-type="float" office:value="16483" table:style-name="ce10">
            <text:p>16,4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07" table:style-name="ce53">
            <text:p>16,207</text:p>
          </table:table-cell>
          <table:table-cell office:value-type="float" office:value="55653" table:style-name="ce11">
            <text:p>55,653</text:p>
          </table:table-cell>
          <table:table-cell office:value-type="float" office:value="28293" table:style-name="ce11">
            <text:p>28,293</text:p>
          </table:table-cell>
          <table:table-cell office:value-type="float" office:value="27360" table:style-name="ce10">
            <text:p>27,3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82" table:style-name="ce53">
            <text:p>13,082</text:p>
          </table:table-cell>
          <table:table-cell office:value-type="float" office:value="42207" table:style-name="ce11">
            <text:p>42,207</text:p>
          </table:table-cell>
          <table:table-cell office:value-type="float" office:value="21803" table:style-name="ce11">
            <text:p>21,803</text:p>
          </table:table-cell>
          <table:table-cell office:value-type="float" office:value="20404" table:style-name="ce10">
            <text:p>20,4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69" table:style-name="ce53">
            <text:p>14,969</text:p>
          </table:table-cell>
          <table:table-cell office:value-type="float" office:value="51548" table:style-name="ce11">
            <text:p>51,548</text:p>
          </table:table-cell>
          <table:table-cell office:value-type="float" office:value="26557" table:style-name="ce11">
            <text:p>26,557</text:p>
          </table:table-cell>
          <table:table-cell office:value-type="float" office:value="24991" table:style-name="ce10">
            <text:p>24,9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76" table:style-name="ce53">
            <text:p>4,376</text:p>
          </table:table-cell>
          <table:table-cell office:value-type="float" office:value="16968" table:style-name="ce11">
            <text:p>16,968</text:p>
          </table:table-cell>
          <table:table-cell office:value-type="float" office:value="8775" table:style-name="ce11">
            <text:p>8,775</text:p>
          </table:table-cell>
          <table:table-cell office:value-type="float" office:value="8193" table:style-name="ce10">
            <text:p>8,1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08" table:style-name="ce53">
            <text:p>9,808</text:p>
          </table:table-cell>
          <table:table-cell office:value-type="float" office:value="36684" table:style-name="ce11">
            <text:p>36,684</text:p>
          </table:table-cell>
          <table:table-cell office:value-type="float" office:value="18724" table:style-name="ce11">
            <text:p>18,724</text:p>
          </table:table-cell>
          <table:table-cell office:value-type="float" office:value="17960" table:style-name="ce10">
            <text:p>17,9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633" table:style-name="ce53">
            <text:p>12,633</text:p>
          </table:table-cell>
          <table:table-cell office:value-type="float" office:value="47420" table:style-name="ce11">
            <text:p>47,420</text:p>
          </table:table-cell>
          <table:table-cell office:value-type="float" office:value="24694" table:style-name="ce11">
            <text:p>24,694</text:p>
          </table:table-cell>
          <table:table-cell office:value-type="float" office:value="22726" table:style-name="ce10">
            <text:p>22,7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599" table:style-name="ce53">
            <text:p>10,599</text:p>
          </table:table-cell>
          <table:table-cell office:value-type="float" office:value="39331" table:style-name="ce11">
            <text:p>39,331</text:p>
          </table:table-cell>
          <table:table-cell office:value-type="float" office:value="20304" table:style-name="ce11">
            <text:p>20,304</text:p>
          </table:table-cell>
          <table:table-cell office:value-type="float" office:value="19027" table:style-name="ce10">
            <text:p>19,0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3988" table:style-name="ce53">
            <text:p>13,988</text:p>
          </table:table-cell>
          <table:table-cell office:value-type="float" office:value="46177" table:style-name="ce11">
            <text:p>46,177</text:p>
          </table:table-cell>
          <table:table-cell office:value-type="float" office:value="23723" table:style-name="ce11">
            <text:p>23,723</text:p>
          </table:table-cell>
          <table:table-cell office:value-type="float" office:value="22454" table:style-name="ce10">
            <text:p>22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7" table:style-name="ce53">
            <text:p>6,837</text:p>
          </table:table-cell>
          <table:table-cell office:value-type="float" office:value="23897" table:style-name="ce11">
            <text:p>23,897</text:p>
          </table:table-cell>
          <table:table-cell office:value-type="float" office:value="12557" table:style-name="ce11">
            <text:p>12,557</text:p>
          </table:table-cell>
          <table:table-cell office:value-type="float" office:value="11340" table:style-name="ce10">
            <text:p>11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16" table:style-name="ce53">
            <text:p>11,016</text:p>
          </table:table-cell>
          <table:table-cell office:value-type="float" office:value="36721" table:style-name="ce11">
            <text:p>36,721</text:p>
          </table:table-cell>
          <table:table-cell office:value-type="float" office:value="19016" table:style-name="ce11">
            <text:p>19,016</text:p>
          </table:table-cell>
          <table:table-cell office:value-type="float" office:value="17705" table:style-name="ce10">
            <text:p>17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7" table:style-name="ce53">
            <text:p>9,037</text:p>
          </table:table-cell>
          <table:table-cell office:value-type="float" office:value="32805" table:style-name="ce11">
            <text:p>32,805</text:p>
          </table:table-cell>
          <table:table-cell office:value-type="float" office:value="17221" table:style-name="ce11">
            <text:p>17,221</text:p>
          </table:table-cell>
          <table:table-cell office:value-type="float" office:value="15584" table:style-name="ce10">
            <text:p>15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68" table:style-name="ce53">
            <text:p>10,468</text:p>
          </table:table-cell>
          <table:table-cell office:value-type="float" office:value="34792" table:style-name="ce11">
            <text:p>34,792</text:p>
          </table:table-cell>
          <table:table-cell office:value-type="float" office:value="17936" table:style-name="ce11">
            <text:p>17,936</text:p>
          </table:table-cell>
          <table:table-cell office:value-type="float" office:value="16856" table:style-name="ce10">
            <text:p>16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18" table:style-name="ce53">
            <text:p>10,918</text:p>
          </table:table-cell>
          <table:table-cell office:value-type="float" office:value="37776" table:style-name="ce11">
            <text:p>37,776</text:p>
          </table:table-cell>
          <table:table-cell office:value-type="float" office:value="19594" table:style-name="ce11">
            <text:p>19,594</text:p>
          </table:table-cell>
          <table:table-cell office:value-type="float" office:value="18182" table:style-name="ce10">
            <text:p>18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36" table:style-name="ce53">
            <text:p>12,836</text:p>
          </table:table-cell>
          <table:table-cell office:value-type="float" office:value="43325" table:style-name="ce11">
            <text:p>43,325</text:p>
          </table:table-cell>
          <table:table-cell office:value-type="float" office:value="22247" table:style-name="ce11">
            <text:p>22,247</text:p>
          </table:table-cell>
          <table:table-cell office:value-type="float" office:value="21078" table:style-name="ce10">
            <text:p>21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24" table:style-name="ce53">
            <text:p>5,324</text:p>
          </table:table-cell>
          <table:table-cell office:value-type="float" office:value="15535" table:style-name="ce11">
            <text:p>15,535</text:p>
          </table:table-cell>
          <table:table-cell office:value-type="float" office:value="8149" table:style-name="ce11">
            <text:p>8,149</text:p>
          </table:table-cell>
          <table:table-cell office:value-type="float" office:value="7386" table:style-name="ce10">
            <text:p>7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09" table:style-name="ce53">
            <text:p>7,909</text:p>
          </table:table-cell>
          <table:table-cell office:value-type="float" office:value="27619" table:style-name="ce11">
            <text:p>27,619</text:p>
          </table:table-cell>
          <table:table-cell office:value-type="float" office:value="14264" table:style-name="ce11">
            <text:p>14,264</text:p>
          </table:table-cell>
          <table:table-cell office:value-type="float" office:value="13355" table:style-name="ce10">
            <text:p>13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8991" table:style-name="ce53">
            <text:p>8,991</text:p>
          </table:table-cell>
          <table:table-cell office:value-type="float" office:value="30805" table:style-name="ce11">
            <text:p>30,805</text:p>
          </table:table-cell>
          <table:table-cell office:value-type="float" office:value="16014" table:style-name="ce11">
            <text:p>16,014</text:p>
          </table:table-cell>
          <table:table-cell office:value-type="float" office:value="14791" table:style-name="ce10">
            <text:p>14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1" table:style-name="ce53">
            <text:p>10,131</text:p>
          </table:table-cell>
          <table:table-cell office:value-type="float" office:value="34087" table:style-name="ce11">
            <text:p>34,087</text:p>
          </table:table-cell>
          <table:table-cell office:value-type="float" office:value="18017" table:style-name="ce11">
            <text:p>18,017</text:p>
          </table:table-cell>
          <table:table-cell office:value-type="float" office:value="16070" table:style-name="ce10">
            <text:p>16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94" table:style-name="ce53">
            <text:p>5,294</text:p>
          </table:table-cell>
          <table:table-cell office:value-type="float" office:value="17326" table:style-name="ce11">
            <text:p>17,326</text:p>
          </table:table-cell>
          <table:table-cell office:value-type="float" office:value="9382" table:style-name="ce11">
            <text:p>9,382</text:p>
          </table:table-cell>
          <table:table-cell office:value-type="float" office:value="7944" table:style-name="ce10">
            <text:p>7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30" table:style-name="ce53">
            <text:p>4,630</text:p>
          </table:table-cell>
          <table:table-cell office:value-type="float" office:value="15505" table:style-name="ce11">
            <text:p>15,505</text:p>
          </table:table-cell>
          <table:table-cell office:value-type="float" office:value="8172" table:style-name="ce11">
            <text:p>8,172</text:p>
          </table:table-cell>
          <table:table-cell office:value-type="float" office:value="7333" table:style-name="ce10">
            <text:p>7,33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56" table:style-name="ce54">
            <text:p>8,956</text:p>
          </table:table-cell>
          <table:table-cell office:value-type="float" office:value="30421" table:style-name="ce18">
            <text:p>30,421</text:p>
          </table:table-cell>
          <table:table-cell office:value-type="float" office:value="15923" table:style-name="ce18">
            <text:p>15,923</text:p>
          </table:table-cell>
          <table:table-cell office:value-type="float" office:value="14498" table:style-name="ce17">
            <text:p>14,498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227" table:style-name="ce72">
            <text:p>177,227</text:p>
          </table:table-cell>
          <table:table-cell office:value-type="float" office:value="505660" table:style-name="ce80">
            <text:p>505,660</text:p>
          </table:table-cell>
          <table:table-cell office:value-type="float" office:value="259303" table:style-name="ce80">
            <text:p>259,303</text:p>
          </table:table-cell>
          <table:table-cell office:value-type="float" office:value="246357" table:style-name="ce74">
            <text:p>246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597" table:style-name="ce53">
            <text:p>34,597</text:p>
          </table:table-cell>
          <table:table-cell office:value-type="float" office:value="101011" table:style-name="ce11">
            <text:p>101,011</text:p>
          </table:table-cell>
          <table:table-cell office:value-type="float" office:value="50656" table:style-name="ce11">
            <text:p>50,656</text:p>
          </table:table-cell>
          <table:table-cell office:value-type="float" office:value="50355" table:style-name="ce10">
            <text:p>50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51" table:style-name="ce53">
            <text:p>28,951</text:p>
          </table:table-cell>
          <table:table-cell office:value-type="float" office:value="81660" table:style-name="ce11">
            <text:p>81,660</text:p>
          </table:table-cell>
          <table:table-cell office:value-type="float" office:value="40864" table:style-name="ce11">
            <text:p>40,864</text:p>
          </table:table-cell>
          <table:table-cell office:value-type="float" office:value="40796" table:style-name="ce10">
            <text:p>40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2935" table:style-name="ce53">
            <text:p>32,935</text:p>
          </table:table-cell>
          <table:table-cell office:value-type="float" office:value="98442" table:style-name="ce11">
            <text:p>98,442</text:p>
          </table:table-cell>
          <table:table-cell office:value-type="float" office:value="49766" table:style-name="ce11">
            <text:p>49,766</text:p>
          </table:table-cell>
          <table:table-cell office:value-type="float" office:value="48676" table:style-name="ce10">
            <text:p>48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14" table:style-name="ce53">
            <text:p>20,014</text:p>
          </table:table-cell>
          <table:table-cell office:value-type="float" office:value="55582" table:style-name="ce11">
            <text:p>55,582</text:p>
          </table:table-cell>
          <table:table-cell office:value-type="float" office:value="28548" table:style-name="ce11">
            <text:p>28,548</text:p>
          </table:table-cell>
          <table:table-cell office:value-type="float" office:value="27034" table:style-name="ce10">
            <text:p>27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10" table:style-name="ce53">
            <text:p>4,310</text:p>
          </table:table-cell>
          <table:table-cell office:value-type="float" office:value="11053" table:style-name="ce11">
            <text:p>11,053</text:p>
          </table:table-cell>
          <table:table-cell office:value-type="float" office:value="5747" table:style-name="ce11">
            <text:p>5,747</text:p>
          </table:table-cell>
          <table:table-cell office:value-type="float" office:value="5306" table:style-name="ce10">
            <text:p>5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07" table:style-name="ce53">
            <text:p>12,607</text:p>
          </table:table-cell>
          <table:table-cell office:value-type="float" office:value="39265" table:style-name="ce11">
            <text:p>39,265</text:p>
          </table:table-cell>
          <table:table-cell office:value-type="float" office:value="20655" table:style-name="ce11">
            <text:p>20,655</text:p>
          </table:table-cell>
          <table:table-cell office:value-type="float" office:value="18610" table:style-name="ce10">
            <text:p>18,6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791" table:style-name="ce53">
            <text:p>7,791</text:p>
          </table:table-cell>
          <table:table-cell office:value-type="float" office:value="18034" table:style-name="ce11">
            <text:p>18,034</text:p>
          </table:table-cell>
          <table:table-cell office:value-type="float" office:value="9607" table:style-name="ce11">
            <text:p>9,607</text:p>
          </table:table-cell>
          <table:table-cell office:value-type="float" office:value="8427" table:style-name="ce10">
            <text:p>8,4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49" table:style-name="ce53">
            <text:p>5,649</text:p>
          </table:table-cell>
          <table:table-cell office:value-type="float" office:value="15143" table:style-name="ce11">
            <text:p>15,143</text:p>
          </table:table-cell>
          <table:table-cell office:value-type="float" office:value="8232" table:style-name="ce11">
            <text:p>8,232</text:p>
          </table:table-cell>
          <table:table-cell office:value-type="float" office:value="6911" table:style-name="ce10">
            <text:p>6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1" table:style-name="ce53">
            <text:p>5,741</text:p>
          </table:table-cell>
          <table:table-cell office:value-type="float" office:value="16168" table:style-name="ce11">
            <text:p>16,168</text:p>
          </table:table-cell>
          <table:table-cell office:value-type="float" office:value="8509" table:style-name="ce11">
            <text:p>8,509</text:p>
          </table:table-cell>
          <table:table-cell office:value-type="float" office:value="7659" table:style-name="ce10">
            <text:p>7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301" table:style-name="ce53">
            <text:p>7,301</text:p>
          </table:table-cell>
          <table:table-cell office:value-type="float" office:value="19129" table:style-name="ce11">
            <text:p>19,129</text:p>
          </table:table-cell>
          <table:table-cell office:value-type="float" office:value="10331" table:style-name="ce11">
            <text:p>10,331</text:p>
          </table:table-cell>
          <table:table-cell office:value-type="float" office:value="8798" table:style-name="ce10">
            <text:p>8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67" table:style-name="ce53">
            <text:p>7,167</text:p>
          </table:table-cell>
          <table:table-cell office:value-type="float" office:value="18077" table:style-name="ce11">
            <text:p>18,077</text:p>
          </table:table-cell>
          <table:table-cell office:value-type="float" office:value="9478" table:style-name="ce11">
            <text:p>9,478</text:p>
          </table:table-cell>
          <table:table-cell office:value-type="float" office:value="8599" table:style-name="ce10">
            <text:p>8,5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28" table:style-name="ce53">
            <text:p>5,228</text:p>
          </table:table-cell>
          <table:table-cell office:value-type="float" office:value="16387" table:style-name="ce11">
            <text:p>16,387</text:p>
          </table:table-cell>
          <table:table-cell office:value-type="float" office:value="8775" table:style-name="ce11">
            <text:p>8,775</text:p>
          </table:table-cell>
          <table:table-cell office:value-type="float" office:value="7612" table:style-name="ce10">
            <text:p>7,61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36" table:style-name="ce54">
            <text:p>4,936</text:p>
          </table:table-cell>
          <table:table-cell office:value-type="float" office:value="15709" table:style-name="ce18">
            <text:p>15,709</text:p>
          </table:table-cell>
          <table:table-cell office:value-type="float" office:value="8135" table:style-name="ce18">
            <text:p>8,135</text:p>
          </table:table-cell>
          <table:table-cell office:value-type="float" office:value="7574" table:style-name="ce17">
            <text:p>7,57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303" table:style-name="ce72">
            <text:p>239,303</text:p>
          </table:table-cell>
          <table:table-cell office:value-type="float" office:value="695628" table:style-name="ce80">
            <text:p>695,628</text:p>
          </table:table-cell>
          <table:table-cell office:value-type="float" office:value="361488" table:style-name="ce80">
            <text:p>361,488</text:p>
          </table:table-cell>
          <table:table-cell office:value-type="float" office:value="334140" table:style-name="ce74">
            <text:p>334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822" table:style-name="ce53">
            <text:p>37,822</text:p>
          </table:table-cell>
          <table:table-cell office:value-type="float" office:value="108416" table:style-name="ce11">
            <text:p>108,416</text:p>
          </table:table-cell>
          <table:table-cell office:value-type="float" office:value="54084" table:style-name="ce11">
            <text:p>54,084</text:p>
          </table:table-cell>
          <table:table-cell office:value-type="float" office:value="54332" table:style-name="ce10">
            <text:p>54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26" table:style-name="ce53">
            <text:p>15,826</text:p>
          </table:table-cell>
          <table:table-cell office:value-type="float" office:value="45312" table:style-name="ce11">
            <text:p>45,312</text:p>
          </table:table-cell>
          <table:table-cell office:value-type="float" office:value="23046" table:style-name="ce11">
            <text:p>23,046</text:p>
          </table:table-cell>
          <table:table-cell office:value-type="float" office:value="22266" table:style-name="ce10">
            <text:p>22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677" table:style-name="ce53">
            <text:p>24,677</text:p>
          </table:table-cell>
          <table:table-cell office:value-type="float" office:value="70765" table:style-name="ce11">
            <text:p>70,765</text:p>
          </table:table-cell>
          <table:table-cell office:value-type="float" office:value="35874" table:style-name="ce11">
            <text:p>35,874</text:p>
          </table:table-cell>
          <table:table-cell office:value-type="float" office:value="34891" table:style-name="ce10">
            <text:p>34,8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567" table:style-name="ce53">
            <text:p>14,567</text:p>
          </table:table-cell>
          <table:table-cell office:value-type="float" office:value="46619" table:style-name="ce11">
            <text:p>46,619</text:p>
          </table:table-cell>
          <table:table-cell office:value-type="float" office:value="23605" table:style-name="ce11">
            <text:p>23,605</text:p>
          </table:table-cell>
          <table:table-cell office:value-type="float" office:value="23014" table:style-name="ce10">
            <text:p>23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06" table:style-name="ce53">
            <text:p>9,306</text:p>
          </table:table-cell>
          <table:table-cell office:value-type="float" office:value="29322" table:style-name="ce11">
            <text:p>29,322</text:p>
          </table:table-cell>
          <table:table-cell office:value-type="float" office:value="15321" table:style-name="ce11">
            <text:p>15,321</text:p>
          </table:table-cell>
          <table:table-cell office:value-type="float" office:value="14001" table:style-name="ce10">
            <text:p>14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29" table:style-name="ce53">
            <text:p>15,929</text:p>
          </table:table-cell>
          <table:table-cell office:value-type="float" office:value="40756" table:style-name="ce11">
            <text:p>40,756</text:p>
          </table:table-cell>
          <table:table-cell office:value-type="float" office:value="21139" table:style-name="ce11">
            <text:p>21,139</text:p>
          </table:table-cell>
          <table:table-cell office:value-type="float" office:value="19617" table:style-name="ce10">
            <text:p>19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54" table:style-name="ce53">
            <text:p>10,954</text:p>
          </table:table-cell>
          <table:table-cell office:value-type="float" office:value="32020" table:style-name="ce11">
            <text:p>32,020</text:p>
          </table:table-cell>
          <table:table-cell office:value-type="float" office:value="16878" table:style-name="ce11">
            <text:p>16,878</text:p>
          </table:table-cell>
          <table:table-cell office:value-type="float" office:value="15142" table:style-name="ce10">
            <text:p>15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6" table:style-name="ce53">
            <text:p>6,706</text:p>
          </table:table-cell>
          <table:table-cell office:value-type="float" office:value="19495" table:style-name="ce11">
            <text:p>19,495</text:p>
          </table:table-cell>
          <table:table-cell office:value-type="float" office:value="10465" table:style-name="ce11">
            <text:p>10,465</text:p>
          </table:table-cell>
          <table:table-cell office:value-type="float" office:value="9030" table:style-name="ce10">
            <text:p>9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290" table:style-name="ce53">
            <text:p>9,290</text:p>
          </table:table-cell>
          <table:table-cell office:value-type="float" office:value="29093" table:style-name="ce11">
            <text:p>29,093</text:p>
          </table:table-cell>
          <table:table-cell office:value-type="float" office:value="15290" table:style-name="ce11">
            <text:p>15,290</text:p>
          </table:table-cell>
          <table:table-cell office:value-type="float" office:value="13803" table:style-name="ce10">
            <text:p>13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77" table:style-name="ce53">
            <text:p>5,977</text:p>
          </table:table-cell>
          <table:table-cell office:value-type="float" office:value="18506" table:style-name="ce11">
            <text:p>18,506</text:p>
          </table:table-cell>
          <table:table-cell office:value-type="float" office:value="9675" table:style-name="ce11">
            <text:p>9,675</text:p>
          </table:table-cell>
          <table:table-cell office:value-type="float" office:value="8831" table:style-name="ce10">
            <text:p>8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3" table:style-name="ce53">
            <text:p>8,923</text:p>
          </table:table-cell>
          <table:table-cell office:value-type="float" office:value="27601" table:style-name="ce11">
            <text:p>27,601</text:p>
          </table:table-cell>
          <table:table-cell office:value-type="float" office:value="14776" table:style-name="ce11">
            <text:p>14,776</text:p>
          </table:table-cell>
          <table:table-cell office:value-type="float" office:value="12825" table:style-name="ce10">
            <text:p>12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5" table:style-name="ce53">
            <text:p>8,515</text:p>
          </table:table-cell>
          <table:table-cell office:value-type="float" office:value="25153" table:style-name="ce11">
            <text:p>25,153</text:p>
          </table:table-cell>
          <table:table-cell office:value-type="float" office:value="13314" table:style-name="ce11">
            <text:p>13,314</text:p>
          </table:table-cell>
          <table:table-cell office:value-type="float" office:value="11839" table:style-name="ce10">
            <text:p>11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52" table:style-name="ce53">
            <text:p>14,152</text:p>
          </table:table-cell>
          <table:table-cell office:value-type="float" office:value="44973" table:style-name="ce11">
            <text:p>44,973</text:p>
          </table:table-cell>
          <table:table-cell office:value-type="float" office:value="22676" table:style-name="ce11">
            <text:p>22,676</text:p>
          </table:table-cell>
          <table:table-cell office:value-type="float" office:value="22297" table:style-name="ce10">
            <text:p>22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7" table:style-name="ce53">
            <text:p>5,717</text:p>
          </table:table-cell>
          <table:table-cell office:value-type="float" office:value="15160" table:style-name="ce11">
            <text:p>15,160</text:p>
          </table:table-cell>
          <table:table-cell office:value-type="float" office:value="8347" table:style-name="ce11">
            <text:p>8,347</text:p>
          </table:table-cell>
          <table:table-cell office:value-type="float" office:value="6813" table:style-name="ce10">
            <text:p>6,8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50" table:style-name="ce53">
            <text:p>4,450</text:p>
          </table:table-cell>
          <table:table-cell office:value-type="float" office:value="13217" table:style-name="ce11">
            <text:p>13,217</text:p>
          </table:table-cell>
          <table:table-cell office:value-type="float" office:value="7107" table:style-name="ce11">
            <text:p>7,107</text:p>
          </table:table-cell>
          <table:table-cell office:value-type="float" office:value="6110" table:style-name="ce10">
            <text:p>6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23" table:style-name="ce53">
            <text:p>8,723</text:p>
          </table:table-cell>
          <table:table-cell office:value-type="float" office:value="24256" table:style-name="ce11">
            <text:p>24,256</text:p>
          </table:table-cell>
          <table:table-cell office:value-type="float" office:value="13001" table:style-name="ce11">
            <text:p>13,001</text:p>
          </table:table-cell>
          <table:table-cell office:value-type="float" office:value="11255" table:style-name="ce10">
            <text:p>11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15" table:style-name="ce53">
            <text:p>9,315</text:p>
          </table:table-cell>
          <table:table-cell office:value-type="float" office:value="26415" table:style-name="ce11">
            <text:p>26,415</text:p>
          </table:table-cell>
          <table:table-cell office:value-type="float" office:value="14431" table:style-name="ce11">
            <text:p>14,431</text:p>
          </table:table-cell>
          <table:table-cell office:value-type="float" office:value="11984" table:style-name="ce10">
            <text:p>11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49" table:style-name="ce53">
            <text:p>8,849</text:p>
          </table:table-cell>
          <table:table-cell office:value-type="float" office:value="24246" table:style-name="ce11">
            <text:p>24,246</text:p>
          </table:table-cell>
          <table:table-cell office:value-type="float" office:value="13163" table:style-name="ce11">
            <text:p>13,163</text:p>
          </table:table-cell>
          <table:table-cell office:value-type="float" office:value="11083" table:style-name="ce10">
            <text:p>11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41" table:style-name="ce53">
            <text:p>9,541</text:p>
          </table:table-cell>
          <table:table-cell office:value-type="float" office:value="28120" table:style-name="ce11">
            <text:p>28,120</text:p>
          </table:table-cell>
          <table:table-cell office:value-type="float" office:value="14954" table:style-name="ce11">
            <text:p>14,954</text:p>
          </table:table-cell>
          <table:table-cell office:value-type="float" office:value="13166" table:style-name="ce10">
            <text:p>13,16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64" table:style-name="ce54">
            <text:p>10,064</text:p>
          </table:table-cell>
          <table:table-cell office:value-type="float" office:value="26183" table:style-name="ce18">
            <text:p>26,183</text:p>
          </table:table-cell>
          <table:table-cell office:value-type="float" office:value="14342" table:style-name="ce18">
            <text:p>14,342</text:p>
          </table:table-cell>
          <table:table-cell office:value-type="float" office:value="11841" table:style-name="ce17">
            <text:p>11,841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406" table:style-name="ce72">
            <text:p>182,406</text:p>
          </table:table-cell>
          <table:table-cell office:value-type="float" office:value="516218" table:style-name="ce80">
            <text:p>516,218</text:p>
          </table:table-cell>
          <table:table-cell office:value-type="float" office:value="268567" table:style-name="ce80">
            <text:p>268,567</text:p>
          </table:table-cell>
          <table:table-cell office:value-type="float" office:value="247651" table:style-name="ce74">
            <text:p>247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621" table:style-name="ce53">
            <text:p>12,621</text:p>
          </table:table-cell>
          <table:table-cell office:value-type="float" office:value="37485" table:style-name="ce11">
            <text:p>37,485</text:p>
          </table:table-cell>
          <table:table-cell office:value-type="float" office:value="19258" table:style-name="ce11">
            <text:p>19,258</text:p>
          </table:table-cell>
          <table:table-cell office:value-type="float" office:value="18227" table:style-name="ce10">
            <text:p>18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27" table:style-name="ce53">
            <text:p>15,627</text:p>
          </table:table-cell>
          <table:table-cell office:value-type="float" office:value="42666" table:style-name="ce11">
            <text:p>42,666</text:p>
          </table:table-cell>
          <table:table-cell office:value-type="float" office:value="21605" table:style-name="ce11">
            <text:p>21,605</text:p>
          </table:table-cell>
          <table:table-cell office:value-type="float" office:value="21061" table:style-name="ce10">
            <text:p>21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93" table:style-name="ce53">
            <text:p>9,993</text:p>
          </table:table-cell>
          <table:table-cell office:value-type="float" office:value="27554" table:style-name="ce11">
            <text:p>27,554</text:p>
          </table:table-cell>
          <table:table-cell office:value-type="float" office:value="14076" table:style-name="ce11">
            <text:p>14,076</text:p>
          </table:table-cell>
          <table:table-cell office:value-type="float" office:value="13478" table:style-name="ce10">
            <text:p>13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61" table:style-name="ce53">
            <text:p>11,361</text:p>
          </table:table-cell>
          <table:table-cell office:value-type="float" office:value="31447" table:style-name="ce11">
            <text:p>31,447</text:p>
          </table:table-cell>
          <table:table-cell office:value-type="float" office:value="16085" table:style-name="ce11">
            <text:p>16,085</text:p>
          </table:table-cell>
          <table:table-cell office:value-type="float" office:value="15362" table:style-name="ce10">
            <text:p>15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629" table:style-name="ce53">
            <text:p>24,629</text:p>
          </table:table-cell>
          <table:table-cell office:value-type="float" office:value="71854" table:style-name="ce11">
            <text:p>71,854</text:p>
          </table:table-cell>
          <table:table-cell office:value-type="float" office:value="36789" table:style-name="ce11">
            <text:p>36,789</text:p>
          </table:table-cell>
          <table:table-cell office:value-type="float" office:value="35065" table:style-name="ce10">
            <text:p>35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2" table:style-name="ce53">
            <text:p>5,372</text:p>
          </table:table-cell>
          <table:table-cell office:value-type="float" office:value="14994" table:style-name="ce11">
            <text:p>14,994</text:p>
          </table:table-cell>
          <table:table-cell office:value-type="float" office:value="8008" table:style-name="ce11">
            <text:p>8,008</text:p>
          </table:table-cell>
          <table:table-cell office:value-type="float" office:value="6986" table:style-name="ce10">
            <text:p>6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54" table:style-name="ce53">
            <text:p>10,654</text:p>
          </table:table-cell>
          <table:table-cell office:value-type="float" office:value="32499" table:style-name="ce11">
            <text:p>32,499</text:p>
          </table:table-cell>
          <table:table-cell office:value-type="float" office:value="17114" table:style-name="ce11">
            <text:p>17,114</text:p>
          </table:table-cell>
          <table:table-cell office:value-type="float" office:value="15385" table:style-name="ce10">
            <text:p>15,3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36" table:style-name="ce53">
            <text:p>8,936</text:p>
          </table:table-cell>
          <table:table-cell office:value-type="float" office:value="23853" table:style-name="ce11">
            <text:p>23,853</text:p>
          </table:table-cell>
          <table:table-cell office:value-type="float" office:value="12690" table:style-name="ce11">
            <text:p>12,690</text:p>
          </table:table-cell>
          <table:table-cell office:value-type="float" office:value="11163" table:style-name="ce10">
            <text:p>11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96" table:style-name="ce53">
            <text:p>9,296</text:p>
          </table:table-cell>
          <table:table-cell office:value-type="float" office:value="25368" table:style-name="ce11">
            <text:p>25,368</text:p>
          </table:table-cell>
          <table:table-cell office:value-type="float" office:value="13457" table:style-name="ce11">
            <text:p>13,457</text:p>
          </table:table-cell>
          <table:table-cell office:value-type="float" office:value="11911" table:style-name="ce10">
            <text:p>11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82" table:style-name="ce53">
            <text:p>7,482</text:p>
          </table:table-cell>
          <table:table-cell office:value-type="float" office:value="18898" table:style-name="ce11">
            <text:p>18,898</text:p>
          </table:table-cell>
          <table:table-cell office:value-type="float" office:value="9817" table:style-name="ce11">
            <text:p>9,817</text:p>
          </table:table-cell>
          <table:table-cell office:value-type="float" office:value="9081" table:style-name="ce10">
            <text:p>9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90" table:style-name="ce53">
            <text:p>5,790</text:p>
          </table:table-cell>
          <table:table-cell office:value-type="float" office:value="15869" table:style-name="ce11">
            <text:p>15,869</text:p>
          </table:table-cell>
          <table:table-cell office:value-type="float" office:value="8522" table:style-name="ce11">
            <text:p>8,522</text:p>
          </table:table-cell>
          <table:table-cell office:value-type="float" office:value="7347" table:style-name="ce10">
            <text:p>7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7991" table:style-name="ce53">
            <text:p>17,991</text:p>
          </table:table-cell>
          <table:table-cell office:value-type="float" office:value="50156" table:style-name="ce11">
            <text:p>50,156</text:p>
          </table:table-cell>
          <table:table-cell office:value-type="float" office:value="25868" table:style-name="ce11">
            <text:p>25,868</text:p>
          </table:table-cell>
          <table:table-cell office:value-type="float" office:value="24288" table:style-name="ce10">
            <text:p>24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64" table:style-name="ce53">
            <text:p>15,964</text:p>
          </table:table-cell>
          <table:table-cell office:value-type="float" office:value="45472" table:style-name="ce11">
            <text:p>45,472</text:p>
          </table:table-cell>
          <table:table-cell office:value-type="float" office:value="23630" table:style-name="ce11">
            <text:p>23,630</text:p>
          </table:table-cell>
          <table:table-cell office:value-type="float" office:value="21842" table:style-name="ce10">
            <text:p>21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36" table:style-name="ce53">
            <text:p>11,736</text:p>
          </table:table-cell>
          <table:table-cell office:value-type="float" office:value="36300" table:style-name="ce11">
            <text:p>36,300</text:p>
          </table:table-cell>
          <table:table-cell office:value-type="float" office:value="19379" table:style-name="ce11">
            <text:p>19,379</text:p>
          </table:table-cell>
          <table:table-cell office:value-type="float" office:value="16921" table:style-name="ce10">
            <text:p>16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2" table:style-name="ce53">
            <text:p>6,772</text:p>
          </table:table-cell>
          <table:table-cell office:value-type="float" office:value="19799" table:style-name="ce11">
            <text:p>19,799</text:p>
          </table:table-cell>
          <table:table-cell office:value-type="float" office:value="10536" table:style-name="ce11">
            <text:p>10,536</text:p>
          </table:table-cell>
          <table:table-cell office:value-type="float" office:value="9263" table:style-name="ce10">
            <text:p>9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89" table:style-name="ce53">
            <text:p>4,289</text:p>
          </table:table-cell>
          <table:table-cell office:value-type="float" office:value="11734" table:style-name="ce11">
            <text:p>11,734</text:p>
          </table:table-cell>
          <table:table-cell office:value-type="float" office:value="6336" table:style-name="ce11">
            <text:p>6,336</text:p>
          </table:table-cell>
          <table:table-cell office:value-type="float" office:value="5398" table:style-name="ce10">
            <text:p>5,3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8" table:style-name="ce53">
            <text:p>1,938</text:p>
          </table:table-cell>
          <table:table-cell office:value-type="float" office:value="4597" table:style-name="ce11">
            <text:p>4,597</text:p>
          </table:table-cell>
          <table:table-cell office:value-type="float" office:value="2390" table:style-name="ce11">
            <text:p>2,390</text:p>
          </table:table-cell>
          <table:table-cell office:value-type="float" office:value="2207" table:style-name="ce10">
            <text:p>2,2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5" table:style-name="ce54">
            <text:p>1,955</text:p>
          </table:table-cell>
          <table:table-cell office:value-type="float" office:value="5673" table:style-name="ce18">
            <text:p>5,673</text:p>
          </table:table-cell>
          <table:table-cell office:value-type="float" office:value="3007" table:style-name="ce18">
            <text:p>3,007</text:p>
          </table:table-cell>
          <table:table-cell office:value-type="float" office:value="2666" table:style-name="ce17">
            <text:p>2,66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596" table:style-name="ce72">
            <text:p>285,596</text:p>
          </table:table-cell>
          <table:table-cell office:value-type="float" office:value="836699" table:style-name="ce80">
            <text:p>836,699</text:p>
          </table:table-cell>
          <table:table-cell office:value-type="float" office:value="428234" table:style-name="ce80">
            <text:p>428,234</text:p>
          </table:table-cell>
          <table:table-cell office:value-type="float" office:value="408465" table:style-name="ce74">
            <text:p>408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872" table:style-name="ce53">
            <text:p>73,872</text:p>
          </table:table-cell>
          <table:table-cell office:value-type="float" office:value="201706" table:style-name="ce11">
            <text:p>201,706</text:p>
          </table:table-cell>
          <table:table-cell office:value-type="float" office:value="99954" table:style-name="ce11">
            <text:p>99,954</text:p>
          </table:table-cell>
          <table:table-cell office:value-type="float" office:value="101752" table:style-name="ce10">
            <text:p>101,7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365" table:style-name="ce53">
            <text:p>19,365</text:p>
          </table:table-cell>
          <table:table-cell office:value-type="float" office:value="54778" table:style-name="ce11">
            <text:p>54,778</text:p>
          </table:table-cell>
          <table:table-cell office:value-type="float" office:value="27412" table:style-name="ce11">
            <text:p>27,412</text:p>
          </table:table-cell>
          <table:table-cell office:value-type="float" office:value="27366" table:style-name="ce10">
            <text:p>27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17" table:style-name="ce53">
            <text:p>16,617</text:p>
          </table:table-cell>
          <table:table-cell office:value-type="float" office:value="48148" table:style-name="ce11">
            <text:p>48,148</text:p>
          </table:table-cell>
          <table:table-cell office:value-type="float" office:value="24349" table:style-name="ce11">
            <text:p>24,349</text:p>
          </table:table-cell>
          <table:table-cell office:value-type="float" office:value="23799" table:style-name="ce10">
            <text:p>23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486" table:style-name="ce53">
            <text:p>11,486</text:p>
          </table:table-cell>
          <table:table-cell office:value-type="float" office:value="30775" table:style-name="ce11">
            <text:p>30,775</text:p>
          </table:table-cell>
          <table:table-cell office:value-type="float" office:value="15759" table:style-name="ce11">
            <text:p>15,759</text:p>
          </table:table-cell>
          <table:table-cell office:value-type="float" office:value="15016" table:style-name="ce10">
            <text:p>15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65" table:style-name="ce53">
            <text:p>14,865</text:p>
          </table:table-cell>
          <table:table-cell office:value-type="float" office:value="51324" table:style-name="ce11">
            <text:p>51,324</text:p>
          </table:table-cell>
          <table:table-cell office:value-type="float" office:value="26568" table:style-name="ce11">
            <text:p>26,568</text:p>
          </table:table-cell>
          <table:table-cell office:value-type="float" office:value="24756" table:style-name="ce10">
            <text:p>24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083" table:style-name="ce53">
            <text:p>10,083</text:p>
          </table:table-cell>
          <table:table-cell office:value-type="float" office:value="30179" table:style-name="ce11">
            <text:p>30,179</text:p>
          </table:table-cell>
          <table:table-cell office:value-type="float" office:value="15726" table:style-name="ce11">
            <text:p>15,726</text:p>
          </table:table-cell>
          <table:table-cell office:value-type="float" office:value="14453" table:style-name="ce10">
            <text:p>14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75" table:style-name="ce53">
            <text:p>3,775</text:p>
          </table:table-cell>
          <table:table-cell office:value-type="float" office:value="11161" table:style-name="ce11">
            <text:p>11,161</text:p>
          </table:table-cell>
          <table:table-cell office:value-type="float" office:value="5799" table:style-name="ce11">
            <text:p>5,799</text:p>
          </table:table-cell>
          <table:table-cell office:value-type="float" office:value="5362" table:style-name="ce10">
            <text:p>5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33" table:style-name="ce53">
            <text:p>6,933</text:p>
          </table:table-cell>
          <table:table-cell office:value-type="float" office:value="22074" table:style-name="ce11">
            <text:p>22,074</text:p>
          </table:table-cell>
          <table:table-cell office:value-type="float" office:value="11420" table:style-name="ce11">
            <text:p>11,420</text:p>
          </table:table-cell>
          <table:table-cell office:value-type="float" office:value="10654" table:style-name="ce10">
            <text:p>10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5" table:style-name="ce53">
            <text:p>8,185</text:p>
          </table:table-cell>
          <table:table-cell office:value-type="float" office:value="27068" table:style-name="ce11">
            <text:p>27,068</text:p>
          </table:table-cell>
          <table:table-cell office:value-type="float" office:value="13765" table:style-name="ce11">
            <text:p>13,765</text:p>
          </table:table-cell>
          <table:table-cell office:value-type="float" office:value="13303" table:style-name="ce10">
            <text:p>13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0" table:style-name="ce53">
            <text:p>7,850</text:p>
          </table:table-cell>
          <table:table-cell office:value-type="float" office:value="26228" table:style-name="ce11">
            <text:p>26,228</text:p>
          </table:table-cell>
          <table:table-cell office:value-type="float" office:value="13634" table:style-name="ce11">
            <text:p>13,634</text:p>
          </table:table-cell>
          <table:table-cell office:value-type="float" office:value="12594" table:style-name="ce10">
            <text:p>12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30" table:style-name="ce53">
            <text:p>9,330</text:p>
          </table:table-cell>
          <table:table-cell office:value-type="float" office:value="24903" table:style-name="ce11">
            <text:p>24,903</text:p>
          </table:table-cell>
          <table:table-cell office:value-type="float" office:value="13248" table:style-name="ce11">
            <text:p>13,248</text:p>
          </table:table-cell>
          <table:table-cell office:value-type="float" office:value="11655" table:style-name="ce10">
            <text:p>11,6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494" table:style-name="ce53">
            <text:p>6,494</text:p>
          </table:table-cell>
          <table:table-cell office:value-type="float" office:value="20636" table:style-name="ce11">
            <text:p>20,636</text:p>
          </table:table-cell>
          <table:table-cell office:value-type="float" office:value="10786" table:style-name="ce11">
            <text:p>10,786</text:p>
          </table:table-cell>
          <table:table-cell office:value-type="float" office:value="9850" table:style-name="ce10">
            <text:p>9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66" table:style-name="ce53">
            <text:p>18,566</text:p>
          </table:table-cell>
          <table:table-cell office:value-type="float" office:value="55235" table:style-name="ce11">
            <text:p>55,235</text:p>
          </table:table-cell>
          <table:table-cell office:value-type="float" office:value="28550" table:style-name="ce11">
            <text:p>28,550</text:p>
          </table:table-cell>
          <table:table-cell office:value-type="float" office:value="26685" table:style-name="ce10">
            <text:p>26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1" table:style-name="ce53">
            <text:p>5,661</text:p>
          </table:table-cell>
          <table:table-cell office:value-type="float" office:value="17402" table:style-name="ce11">
            <text:p>17,402</text:p>
          </table:table-cell>
          <table:table-cell office:value-type="float" office:value="9213" table:style-name="ce11">
            <text:p>9,213</text:p>
          </table:table-cell>
          <table:table-cell office:value-type="float" office:value="8189" table:style-name="ce10">
            <text:p>8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0" table:style-name="ce53">
            <text:p>3,430</text:p>
          </table:table-cell>
          <table:table-cell office:value-type="float" office:value="9953" table:style-name="ce11">
            <text:p>9,953</text:p>
          </table:table-cell>
          <table:table-cell office:value-type="float" office:value="5290" table:style-name="ce11">
            <text:p>5,290</text:p>
          </table:table-cell>
          <table:table-cell office:value-type="float" office:value="4663" table:style-name="ce10">
            <text:p>4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16" table:style-name="ce53">
            <text:p>8,516</text:p>
          </table:table-cell>
          <table:table-cell office:value-type="float" office:value="24851" table:style-name="ce11">
            <text:p>24,851</text:p>
          </table:table-cell>
          <table:table-cell office:value-type="float" office:value="13038" table:style-name="ce11">
            <text:p>13,038</text:p>
          </table:table-cell>
          <table:table-cell office:value-type="float" office:value="11813" table:style-name="ce10">
            <text:p>11,8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80" table:style-name="ce53">
            <text:p>11,780</text:p>
          </table:table-cell>
          <table:table-cell office:value-type="float" office:value="35758" table:style-name="ce11">
            <text:p>35,758</text:p>
          </table:table-cell>
          <table:table-cell office:value-type="float" office:value="18530" table:style-name="ce11">
            <text:p>18,530</text:p>
          </table:table-cell>
          <table:table-cell office:value-type="float" office:value="17228" table:style-name="ce10">
            <text:p>17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76" table:style-name="ce53">
            <text:p>4,476</text:p>
          </table:table-cell>
          <table:table-cell office:value-type="float" office:value="15916" table:style-name="ce11">
            <text:p>15,916</text:p>
          </table:table-cell>
          <table:table-cell office:value-type="float" office:value="8073" table:style-name="ce11">
            <text:p>8,073</text:p>
          </table:table-cell>
          <table:table-cell office:value-type="float" office:value="7843" table:style-name="ce10">
            <text:p>7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90" table:style-name="ce53">
            <text:p>6,790</text:p>
          </table:table-cell>
          <table:table-cell office:value-type="float" office:value="18401" table:style-name="ce11">
            <text:p>18,401</text:p>
          </table:table-cell>
          <table:table-cell office:value-type="float" office:value="9430" table:style-name="ce11">
            <text:p>9,430</text:p>
          </table:table-cell>
          <table:table-cell office:value-type="float" office:value="8971" table:style-name="ce10">
            <text:p>8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3" table:style-name="ce53">
            <text:p>3,713</text:p>
          </table:table-cell>
          <table:table-cell office:value-type="float" office:value="10833" table:style-name="ce11">
            <text:p>10,833</text:p>
          </table:table-cell>
          <table:table-cell office:value-type="float" office:value="5552" table:style-name="ce11">
            <text:p>5,552</text:p>
          </table:table-cell>
          <table:table-cell office:value-type="float" office:value="5281" table:style-name="ce10">
            <text:p>5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90" table:style-name="ce53">
            <text:p>6,990</text:p>
          </table:table-cell>
          <table:table-cell office:value-type="float" office:value="19725" table:style-name="ce11">
            <text:p>19,725</text:p>
          </table:table-cell>
          <table:table-cell office:value-type="float" office:value="10250" table:style-name="ce11">
            <text:p>10,250</text:p>
          </table:table-cell>
          <table:table-cell office:value-type="float" office:value="9475" table:style-name="ce10">
            <text:p>9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33" table:style-name="ce53">
            <text:p>4,433</text:p>
          </table:table-cell>
          <table:table-cell office:value-type="float" office:value="12426" table:style-name="ce11">
            <text:p>12,426</text:p>
          </table:table-cell>
          <table:table-cell office:value-type="float" office:value="6841" table:style-name="ce11">
            <text:p>6,841</text:p>
          </table:table-cell>
          <table:table-cell office:value-type="float" office:value="5585" table:style-name="ce10">
            <text:p>5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3" table:style-name="ce53">
            <text:p>3,483</text:p>
          </table:table-cell>
          <table:table-cell office:value-type="float" office:value="8797" table:style-name="ce11">
            <text:p>8,797</text:p>
          </table:table-cell>
          <table:table-cell office:value-type="float" office:value="4735" table:style-name="ce11">
            <text:p>4,735</text:p>
          </table:table-cell>
          <table:table-cell office:value-type="float" office:value="4062" table:style-name="ce10">
            <text:p>4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8" table:style-name="ce53">
            <text:p>3,018</text:p>
          </table:table-cell>
          <table:table-cell office:value-type="float" office:value="7871" table:style-name="ce11">
            <text:p>7,871</text:p>
          </table:table-cell>
          <table:table-cell office:value-type="float" office:value="4305" table:style-name="ce11">
            <text:p>4,305</text:p>
          </table:table-cell>
          <table:table-cell office:value-type="float" office:value="3566" table:style-name="ce10">
            <text:p>3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20" table:style-name="ce53">
            <text:p>2,120</text:p>
          </table:table-cell>
          <table:table-cell office:value-type="float" office:value="5540" table:style-name="ce11">
            <text:p>5,540</text:p>
          </table:table-cell>
          <table:table-cell office:value-type="float" office:value="2946" table:style-name="ce11">
            <text:p>2,946</text:p>
          </table:table-cell>
          <table:table-cell office:value-type="float" office:value="2594" table:style-name="ce10">
            <text:p>2,5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5" table:style-name="ce53">
            <text:p>2,305</text:p>
          </table:table-cell>
          <table:table-cell office:value-type="float" office:value="7665" table:style-name="ce11">
            <text:p>7,665</text:p>
          </table:table-cell>
          <table:table-cell office:value-type="float" office:value="3859" table:style-name="ce11">
            <text:p>3,859</text:p>
          </table:table-cell>
          <table:table-cell office:value-type="float" office:value="3806" table:style-name="ce10">
            <text:p>3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5" table:style-name="ce53">
            <text:p>1,055</text:p>
          </table:table-cell>
          <table:table-cell office:value-type="float" office:value="3298" table:style-name="ce11">
            <text:p>3,298</text:p>
          </table:table-cell>
          <table:table-cell office:value-type="float" office:value="1694" table:style-name="ce11">
            <text:p>1,694</text:p>
          </table:table-cell>
          <table:table-cell office:value-type="float" office:value="1604" table:style-name="ce10">
            <text:p>1,6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2" table:style-name="ce53">
            <text:p>2,042</text:p>
          </table:table-cell>
          <table:table-cell office:value-type="float" office:value="6772" table:style-name="ce11">
            <text:p>6,772</text:p>
          </table:table-cell>
          <table:table-cell office:value-type="float" office:value="3454" table:style-name="ce11">
            <text:p>3,454</text:p>
          </table:table-cell>
          <table:table-cell office:value-type="float" office:value="3318" table:style-name="ce10">
            <text:p>3,3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9" table:style-name="ce53">
            <text:p>1,329</text:p>
          </table:table-cell>
          <table:table-cell office:value-type="float" office:value="5251" table:style-name="ce11">
            <text:p>5,251</text:p>
          </table:table-cell>
          <table:table-cell office:value-type="float" office:value="2758" table:style-name="ce11">
            <text:p>2,758</text:p>
          </table:table-cell>
          <table:table-cell office:value-type="float" office:value="2493" table:style-name="ce10">
            <text:p>2,4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4" table:style-name="ce53">
            <text:p>2,234</text:p>
          </table:table-cell>
          <table:table-cell office:value-type="float" office:value="7493" table:style-name="ce11">
            <text:p>7,493</text:p>
          </table:table-cell>
          <table:table-cell office:value-type="float" office:value="3813" table:style-name="ce11">
            <text:p>3,813</text:p>
          </table:table-cell>
          <table:table-cell office:value-type="float" office:value="3680" table:style-name="ce10">
            <text:p>3,6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3" table:style-name="ce53">
            <text:p>1,363</text:p>
          </table:table-cell>
          <table:table-cell office:value-type="float" office:value="4851" table:style-name="ce11">
            <text:p>4,851</text:p>
          </table:table-cell>
          <table:table-cell office:value-type="float" office:value="2499" table:style-name="ce11">
            <text:p>2,499</text:p>
          </table:table-cell>
          <table:table-cell office:value-type="float" office:value="2352" table:style-name="ce10">
            <text:p>2,3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44" table:style-name="ce53">
            <text:p>1,544</text:p>
          </table:table-cell>
          <table:table-cell office:value-type="float" office:value="4823" table:style-name="ce11">
            <text:p>4,823</text:p>
          </table:table-cell>
          <table:table-cell office:value-type="float" office:value="2496" table:style-name="ce11">
            <text:p>2,496</text:p>
          </table:table-cell>
          <table:table-cell office:value-type="float" office:value="2327" table:style-name="ce10">
            <text:p>2,32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93" table:style-name="ce54">
            <text:p>1,893</text:p>
          </table:table-cell>
          <table:table-cell office:value-type="float" office:value="4858" table:style-name="ce18">
            <text:p>4,858</text:p>
          </table:table-cell>
          <table:table-cell office:value-type="float" office:value="2488" table:style-name="ce18">
            <text:p>2,488</text:p>
          </table:table-cell>
          <table:table-cell office:value-type="float" office:value="2370" table:style-name="ce17">
            <text:p>2,370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17" table:style-name="ce72">
            <text:p>82,517</text:p>
          </table:table-cell>
          <table:table-cell office:value-type="float" office:value="221098" table:style-name="ce80">
            <text:p>221,098</text:p>
          </table:table-cell>
          <table:table-cell office:value-type="float" office:value="114393" table:style-name="ce80">
            <text:p>114,393</text:p>
          </table:table-cell>
          <table:table-cell office:value-type="float" office:value="106705" table:style-name="ce74">
            <text:p>106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453" table:style-name="ce53">
            <text:p>39,453</text:p>
          </table:table-cell>
          <table:table-cell office:value-type="float" office:value="106426" table:style-name="ce11">
            <text:p>106,426</text:p>
          </table:table-cell>
          <table:table-cell office:value-type="float" office:value="53388" table:style-name="ce11">
            <text:p>53,388</text:p>
          </table:table-cell>
          <table:table-cell office:value-type="float" office:value="53038" table:style-name="ce10">
            <text:p>53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9" table:style-name="ce53">
            <text:p>5,409</text:p>
          </table:table-cell>
          <table:table-cell office:value-type="float" office:value="14463" table:style-name="ce11">
            <text:p>14,463</text:p>
          </table:table-cell>
          <table:table-cell office:value-type="float" office:value="7652" table:style-name="ce11">
            <text:p>7,652</text:p>
          </table:table-cell>
          <table:table-cell office:value-type="float" office:value="6811" table:style-name="ce10">
            <text:p>6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0" table:style-name="ce53">
            <text:p>3,200</text:p>
          </table:table-cell>
          <table:table-cell office:value-type="float" office:value="8845" table:style-name="ce11">
            <text:p>8,845</text:p>
          </table:table-cell>
          <table:table-cell office:value-type="float" office:value="4632" table:style-name="ce11">
            <text:p>4,632</text:p>
          </table:table-cell>
          <table:table-cell office:value-type="float" office:value="4213" table:style-name="ce10">
            <text:p>4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85" table:style-name="ce53">
            <text:p>6,685</text:p>
          </table:table-cell>
          <table:table-cell office:value-type="float" office:value="17464" table:style-name="ce11">
            <text:p>17,464</text:p>
          </table:table-cell>
          <table:table-cell office:value-type="float" office:value="9246" table:style-name="ce11">
            <text:p>9,246</text:p>
          </table:table-cell>
          <table:table-cell office:value-type="float" office:value="8218" table:style-name="ce10">
            <text:p>8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7" table:style-name="ce53">
            <text:p>2,507</text:p>
          </table:table-cell>
          <table:table-cell office:value-type="float" office:value="6239" table:style-name="ce11">
            <text:p>6,239</text:p>
          </table:table-cell>
          <table:table-cell office:value-type="float" office:value="3259" table:style-name="ce11">
            <text:p>3,259</text:p>
          </table:table-cell>
          <table:table-cell office:value-type="float" office:value="2980" table:style-name="ce10">
            <text:p>2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64" table:style-name="ce53">
            <text:p>4,664</text:p>
          </table:table-cell>
          <table:table-cell office:value-type="float" office:value="11328" table:style-name="ce11">
            <text:p>11,328</text:p>
          </table:table-cell>
          <table:table-cell office:value-type="float" office:value="6035" table:style-name="ce11">
            <text:p>6,035</text:p>
          </table:table-cell>
          <table:table-cell office:value-type="float" office:value="5293" table:style-name="ce10">
            <text:p>5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5" table:style-name="ce53">
            <text:p>3,775</text:p>
          </table:table-cell>
          <table:table-cell office:value-type="float" office:value="8709" table:style-name="ce11">
            <text:p>8,709</text:p>
          </table:table-cell>
          <table:table-cell office:value-type="float" office:value="4808" table:style-name="ce11">
            <text:p>4,808</text:p>
          </table:table-cell>
          <table:table-cell office:value-type="float" office:value="3901" table:style-name="ce10">
            <text:p>3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18" table:style-name="ce53">
            <text:p>2,918</text:p>
          </table:table-cell>
          <table:table-cell office:value-type="float" office:value="7421" table:style-name="ce11">
            <text:p>7,421</text:p>
          </table:table-cell>
          <table:table-cell office:value-type="float" office:value="4204" table:style-name="ce11">
            <text:p>4,204</text:p>
          </table:table-cell>
          <table:table-cell office:value-type="float" office:value="3217" table:style-name="ce10">
            <text:p>3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59" table:style-name="ce53">
            <text:p>3,059</text:p>
          </table:table-cell>
          <table:table-cell office:value-type="float" office:value="8032" table:style-name="ce11">
            <text:p>8,032</text:p>
          </table:table-cell>
          <table:table-cell office:value-type="float" office:value="4292" table:style-name="ce11">
            <text:p>4,292</text:p>
          </table:table-cell>
          <table:table-cell office:value-type="float" office:value="3740" table:style-name="ce10">
            <text:p>3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24" table:style-name="ce53">
            <text:p>3,224</text:p>
          </table:table-cell>
          <table:table-cell office:value-type="float" office:value="8398" table:style-name="ce11">
            <text:p>8,398</text:p>
          </table:table-cell>
          <table:table-cell office:value-type="float" office:value="4384" table:style-name="ce11">
            <text:p>4,384</text:p>
          </table:table-cell>
          <table:table-cell office:value-type="float" office:value="4014" table:style-name="ce10">
            <text:p>4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03" table:style-name="ce53">
            <text:p>1,103</text:p>
          </table:table-cell>
          <table:table-cell office:value-type="float" office:value="3728" table:style-name="ce11">
            <text:p>3,728</text:p>
          </table:table-cell>
          <table:table-cell office:value-type="float" office:value="1951" table:style-name="ce11">
            <text:p>1,951</text:p>
          </table:table-cell>
          <table:table-cell office:value-type="float" office:value="1777" table:style-name="ce10">
            <text:p>1,7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4" table:style-name="ce53">
            <text:p>1,064</text:p>
          </table:table-cell>
          <table:table-cell office:value-type="float" office:value="3529" table:style-name="ce11">
            <text:p>3,529</text:p>
          </table:table-cell>
          <table:table-cell office:value-type="float" office:value="1897" table:style-name="ce11">
            <text:p>1,897</text:p>
          </table:table-cell>
          <table:table-cell office:value-type="float" office:value="1632" table:style-name="ce10">
            <text:p>1,6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83" table:style-name="ce11">
            <text:p>4,283</text:p>
          </table:table-cell>
          <table:table-cell office:value-type="float" office:value="2286" table:style-name="ce11">
            <text:p>2,286</text:p>
          </table:table-cell>
          <table:table-cell office:value-type="float" office:value="1997" table:style-name="ce10">
            <text:p>1,9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47" table:style-name="ce53">
            <text:p>1,447</text:p>
          </table:table-cell>
          <table:table-cell office:value-type="float" office:value="3550" table:style-name="ce11">
            <text:p>3,550</text:p>
          </table:table-cell>
          <table:table-cell office:value-type="float" office:value="1934" table:style-name="ce11">
            <text:p>1,934</text:p>
          </table:table-cell>
          <table:table-cell office:value-type="float" office:value="1616" table:style-name="ce10">
            <text:p>1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15" table:style-name="ce53">
            <text:p>1,115</text:p>
          </table:table-cell>
          <table:table-cell office:value-type="float" office:value="3604" table:style-name="ce11">
            <text:p>3,604</text:p>
          </table:table-cell>
          <table:table-cell office:value-type="float" office:value="1858" table:style-name="ce11">
            <text:p>1,858</text:p>
          </table:table-cell>
          <table:table-cell office:value-type="float" office:value="1746" table:style-name="ce10">
            <text:p>1,7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05" table:style-name="ce54">
            <text:p>1,805</text:p>
          </table:table-cell>
          <table:table-cell office:value-type="float" office:value="5079" table:style-name="ce18">
            <text:p>5,079</text:p>
          </table:table-cell>
          <table:table-cell office:value-type="float" office:value="2567" table:style-name="ce18">
            <text:p>2,567</text:p>
          </table:table-cell>
          <table:table-cell office:value-type="float" office:value="2512" table:style-name="ce17">
            <text:p>2,51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157" table:style-name="ce72">
            <text:p>125,157</text:p>
          </table:table-cell>
          <table:table-cell office:value-type="float" office:value="331065" table:style-name="ce80">
            <text:p>331,065</text:p>
          </table:table-cell>
          <table:table-cell office:value-type="float" office:value="168517" table:style-name="ce80">
            <text:p>168,517</text:p>
          </table:table-cell>
          <table:table-cell office:value-type="float" office:value="162548" table:style-name="ce74">
            <text:p>162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19" table:style-name="ce53">
            <text:p>41,419</text:p>
          </table:table-cell>
          <table:table-cell office:value-type="float" office:value="105118" table:style-name="ce11">
            <text:p>105,118</text:p>
          </table:table-cell>
          <table:table-cell office:value-type="float" office:value="50851" table:style-name="ce11">
            <text:p>50,851</text:p>
          </table:table-cell>
          <table:table-cell office:value-type="float" office:value="54267" table:style-name="ce10">
            <text:p>54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5" table:style-name="ce53">
            <text:p>4,405</text:p>
          </table:table-cell>
          <table:table-cell office:value-type="float" office:value="11024" table:style-name="ce11">
            <text:p>11,024</text:p>
          </table:table-cell>
          <table:table-cell office:value-type="float" office:value="5739" table:style-name="ce11">
            <text:p>5,739</text:p>
          </table:table-cell>
          <table:table-cell office:value-type="float" office:value="5285" table:style-name="ce10">
            <text:p>5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2" table:style-name="ce53">
            <text:p>8,892</text:p>
          </table:table-cell>
          <table:table-cell office:value-type="float" office:value="24764" table:style-name="ce11">
            <text:p>24,764</text:p>
          </table:table-cell>
          <table:table-cell office:value-type="float" office:value="13217" table:style-name="ce11">
            <text:p>13,217</text:p>
          </table:table-cell>
          <table:table-cell office:value-type="float" office:value="11547" table:style-name="ce10">
            <text:p>11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68" table:style-name="ce53">
            <text:p>7,668</text:p>
          </table:table-cell>
          <table:table-cell office:value-type="float" office:value="20263" table:style-name="ce11">
            <text:p>20,263</text:p>
          </table:table-cell>
          <table:table-cell office:value-type="float" office:value="10442" table:style-name="ce11">
            <text:p>10,442</text:p>
          </table:table-cell>
          <table:table-cell office:value-type="float" office:value="9821" table:style-name="ce10">
            <text:p>9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658" table:style-name="ce53">
            <text:p>31,658</text:p>
          </table:table-cell>
          <table:table-cell office:value-type="float" office:value="83591" table:style-name="ce11">
            <text:p>83,591</text:p>
          </table:table-cell>
          <table:table-cell office:value-type="float" office:value="42229" table:style-name="ce11">
            <text:p>42,229</text:p>
          </table:table-cell>
          <table:table-cell office:value-type="float" office:value="41362" table:style-name="ce10">
            <text:p>41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075" table:style-name="ce53">
            <text:p>7,075</text:p>
          </table:table-cell>
          <table:table-cell office:value-type="float" office:value="18110" table:style-name="ce11">
            <text:p>18,110</text:p>
          </table:table-cell>
          <table:table-cell office:value-type="float" office:value="9646" table:style-name="ce11">
            <text:p>9,646</text:p>
          </table:table-cell>
          <table:table-cell office:value-type="float" office:value="8464" table:style-name="ce10">
            <text:p>8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9" table:style-name="ce53">
            <text:p>5,039</text:p>
          </table:table-cell>
          <table:table-cell office:value-type="float" office:value="13080" table:style-name="ce11">
            <text:p>13,080</text:p>
          </table:table-cell>
          <table:table-cell office:value-type="float" office:value="6962" table:style-name="ce11">
            <text:p>6,962</text:p>
          </table:table-cell>
          <table:table-cell office:value-type="float" office:value="6118" table:style-name="ce10">
            <text:p>6,1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21" table:style-name="ce53">
            <text:p>1,721</text:p>
          </table:table-cell>
          <table:table-cell office:value-type="float" office:value="4460" table:style-name="ce11">
            <text:p>4,460</text:p>
          </table:table-cell>
          <table:table-cell office:value-type="float" office:value="2479" table:style-name="ce11">
            <text:p>2,479</text:p>
          </table:table-cell>
          <table:table-cell office:value-type="float" office:value="1981" table:style-name="ce10">
            <text:p>1,9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24" table:style-name="ce53">
            <text:p>4,724</text:p>
          </table:table-cell>
          <table:table-cell office:value-type="float" office:value="11792" table:style-name="ce11">
            <text:p>11,792</text:p>
          </table:table-cell>
          <table:table-cell office:value-type="float" office:value="6364" table:style-name="ce11">
            <text:p>6,364</text:p>
          </table:table-cell>
          <table:table-cell office:value-type="float" office:value="5428" table:style-name="ce10">
            <text:p>5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0" table:style-name="ce53">
            <text:p>4,000</text:p>
          </table:table-cell>
          <table:table-cell office:value-type="float" office:value="10572" table:style-name="ce11">
            <text:p>10,572</text:p>
          </table:table-cell>
          <table:table-cell office:value-type="float" office:value="5750" table:style-name="ce11">
            <text:p>5,750</text:p>
          </table:table-cell>
          <table:table-cell office:value-type="float" office:value="4822" table:style-name="ce10">
            <text:p>4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82" table:style-name="ce53">
            <text:p>4,782</text:p>
          </table:table-cell>
          <table:table-cell office:value-type="float" office:value="15804" table:style-name="ce11">
            <text:p>15,804</text:p>
          </table:table-cell>
          <table:table-cell office:value-type="float" office:value="8138" table:style-name="ce11">
            <text:p>8,138</text:p>
          </table:table-cell>
          <table:table-cell office:value-type="float" office:value="7666" table:style-name="ce10">
            <text:p>7,6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87" table:style-name="ce53">
            <text:p>2,087</text:p>
          </table:table-cell>
          <table:table-cell office:value-type="float" office:value="6445" table:style-name="ce11">
            <text:p>6,445</text:p>
          </table:table-cell>
          <table:table-cell office:value-type="float" office:value="3402" table:style-name="ce11">
            <text:p>3,402</text:p>
          </table:table-cell>
          <table:table-cell office:value-type="float" office:value="3043" table:style-name="ce10">
            <text:p>3,0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87" table:style-name="ce54">
            <text:p>1,687</text:p>
          </table:table-cell>
          <table:table-cell office:value-type="float" office:value="6042" table:style-name="ce18">
            <text:p>6,042</text:p>
          </table:table-cell>
          <table:table-cell office:value-type="float" office:value="3298" table:style-name="ce18">
            <text:p>3,298</text:p>
          </table:table-cell>
          <table:table-cell office:value-type="float" office:value="2744" table:style-name="ce17">
            <text:p>2,74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086" table:style-name="ce72">
            <text:p>39,086</text:p>
          </table:table-cell>
          <table:table-cell office:value-type="float" office:value="102992" table:style-name="ce80">
            <text:p>102,992</text:p>
          </table:table-cell>
          <table:table-cell office:value-type="float" office:value="53005" table:style-name="ce80">
            <text:p>53,005</text:p>
          </table:table-cell>
          <table:table-cell office:value-type="float" office:value="49987" table:style-name="ce74">
            <text:p>49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3893" table:style-name="ce53">
            <text:p>23,893</text:p>
          </table:table-cell>
          <table:table-cell office:value-type="float" office:value="61513" table:style-name="ce11">
            <text:p>61,513</text:p>
          </table:table-cell>
          <table:table-cell office:value-type="float" office:value="31270" table:style-name="ce11">
            <text:p>31,270</text:p>
          </table:table-cell>
          <table:table-cell office:value-type="float" office:value="30243" table:style-name="ce10">
            <text:p>30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86" table:style-name="ce53">
            <text:p>5,486</text:p>
          </table:table-cell>
          <table:table-cell office:value-type="float" office:value="14442" table:style-name="ce11">
            <text:p>14,442</text:p>
          </table:table-cell>
          <table:table-cell office:value-type="float" office:value="7606" table:style-name="ce11">
            <text:p>7,606</text:p>
          </table:table-cell>
          <table:table-cell office:value-type="float" office:value="6836" table:style-name="ce10">
            <text:p>6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67" table:style-name="ce53">
            <text:p>3,367</text:p>
          </table:table-cell>
          <table:table-cell office:value-type="float" office:value="9767" table:style-name="ce11">
            <text:p>9,767</text:p>
          </table:table-cell>
          <table:table-cell office:value-type="float" office:value="5112" table:style-name="ce11">
            <text:p>5,112</text:p>
          </table:table-cell>
          <table:table-cell office:value-type="float" office:value="4655" table:style-name="ce10">
            <text:p>4,6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62" table:style-name="ce53">
            <text:p>2,962</text:p>
          </table:table-cell>
          <table:table-cell office:value-type="float" office:value="8394" table:style-name="ce11">
            <text:p>8,394</text:p>
          </table:table-cell>
          <table:table-cell office:value-type="float" office:value="4321" table:style-name="ce11">
            <text:p>4,321</text:p>
          </table:table-cell>
          <table:table-cell office:value-type="float" office:value="4073" table:style-name="ce10">
            <text:p>4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18" table:style-name="ce53">
            <text:p>2,018</text:p>
          </table:table-cell>
          <table:table-cell office:value-type="float" office:value="5134" table:style-name="ce11">
            <text:p>5,134</text:p>
          </table:table-cell>
          <table:table-cell office:value-type="float" office:value="2750" table:style-name="ce11">
            <text:p>2,750</text:p>
          </table:table-cell>
          <table:table-cell office:value-type="float" office:value="2384" table:style-name="ce10">
            <text:p>2,38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60" table:style-name="ce54">
            <text:p>1,360</text:p>
          </table:table-cell>
          <table:table-cell office:value-type="float" office:value="3742" table:style-name="ce18">
            <text:p>3,742</text:p>
          </table:table-cell>
          <table:table-cell office:value-type="float" office:value="1946" table:style-name="ce18">
            <text:p>1,946</text:p>
          </table:table-cell>
          <table:table-cell office:value-type="float" office:value="1796" table:style-name="ce17">
            <text:p>1,79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612" table:style-name="ce72">
            <text:p>151,612</text:p>
          </table:table-cell>
          <table:table-cell office:value-type="float" office:value="372048" table:style-name="ce80">
            <text:p>372,048</text:p>
          </table:table-cell>
          <table:table-cell office:value-type="float" office:value="186573" table:style-name="ce80">
            <text:p>186,573</text:p>
          </table:table-cell>
          <table:table-cell office:value-type="float" office:value="185475" table:style-name="ce74">
            <text:p>185,47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26" table:style-name="ce53">
            <text:p>22,526</text:p>
          </table:table-cell>
          <table:table-cell office:value-type="float" office:value="52553" table:style-name="ce11">
            <text:p>52,553</text:p>
          </table:table-cell>
          <table:table-cell office:value-type="float" office:value="26861" table:style-name="ce11">
            <text:p>26,861</text:p>
          </table:table-cell>
          <table:table-cell office:value-type="float" office:value="25692" table:style-name="ce10">
            <text:p>25,69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22" table:style-name="ce53">
            <text:p>21,222</text:p>
          </table:table-cell>
          <table:table-cell office:value-type="float" office:value="54080" table:style-name="ce11">
            <text:p>54,080</text:p>
          </table:table-cell>
          <table:table-cell office:value-type="float" office:value="27258" table:style-name="ce11">
            <text:p>27,258</text:p>
          </table:table-cell>
          <table:table-cell office:value-type="float" office:value="26822" table:style-name="ce10">
            <text:p>26,82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495" table:style-name="ce53">
            <text:p>15,495</text:p>
          </table:table-cell>
          <table:table-cell office:value-type="float" office:value="38380" table:style-name="ce11">
            <text:p>38,380</text:p>
          </table:table-cell>
          <table:table-cell office:value-type="float" office:value="19315" table:style-name="ce11">
            <text:p>19,315</text:p>
          </table:table-cell>
          <table:table-cell office:value-type="float" office:value="19065" table:style-name="ce10">
            <text:p>19,06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71" table:style-name="ce53">
            <text:p>19,271</text:p>
          </table:table-cell>
          <table:table-cell office:value-type="float" office:value="45119" table:style-name="ce11">
            <text:p>45,119</text:p>
          </table:table-cell>
          <table:table-cell office:value-type="float" office:value="22295" table:style-name="ce11">
            <text:p>22,295</text:p>
          </table:table-cell>
          <table:table-cell office:value-type="float" office:value="22824" table:style-name="ce10">
            <text:p>22,82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20" table:style-name="ce53">
            <text:p>19,220</text:p>
          </table:table-cell>
          <table:table-cell office:value-type="float" office:value="48150" table:style-name="ce11">
            <text:p>48,150</text:p>
          </table:table-cell>
          <table:table-cell office:value-type="float" office:value="24446" table:style-name="ce11">
            <text:p>24,446</text:p>
          </table:table-cell>
          <table:table-cell office:value-type="float" office:value="23704" table:style-name="ce10">
            <text:p>23,70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2837" table:style-name="ce53">
            <text:p>32,837</text:p>
          </table:table-cell>
          <table:table-cell office:value-type="float" office:value="81878" table:style-name="ce11">
            <text:p>81,878</text:p>
          </table:table-cell>
          <table:table-cell office:value-type="float" office:value="40603" table:style-name="ce11">
            <text:p>40,603</text:p>
          </table:table-cell>
          <table:table-cell office:value-type="float" office:value="41275" table:style-name="ce10">
            <text:p>41,27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41" table:style-name="ce54">
            <text:p>21,041</text:p>
          </table:table-cell>
          <table:table-cell office:value-type="float" office:value="51888" table:style-name="ce18">
            <text:p>51,888</text:p>
          </table:table-cell>
          <table:table-cell office:value-type="float" office:value="25795" table:style-name="ce18">
            <text:p>25,795</text:p>
          </table:table-cell>
          <table:table-cell office:value-type="float" office:value="26093" table:style-name="ce17">
            <text:p>26,09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59742" table:style-name="ce72">
            <text:p>159,742</text:p>
          </table:table-cell>
          <table:table-cell office:value-type="float" office:value="436490" table:style-name="ce80">
            <text:p>436,490</text:p>
          </table:table-cell>
          <table:table-cell office:value-type="float" office:value="215826" table:style-name="ce80">
            <text:p>215,826</text:p>
          </table:table-cell>
          <table:table-cell office:value-type="float" office:value="220664" table:style-name="ce74">
            <text:p>220,6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7444" table:style-name="ce53">
            <text:p>77,444</text:p>
          </table:table-cell>
          <table:table-cell office:value-type="float" office:value="209356" table:style-name="ce11">
            <text:p>209,356</text:p>
          </table:table-cell>
          <table:table-cell office:value-type="float" office:value="103165" table:style-name="ce11">
            <text:p>103,165</text:p>
          </table:table-cell>
          <table:table-cell office:value-type="float" office:value="106191" table:style-name="ce10">
            <text:p>106,1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631" table:style-name="ce53">
            <text:p>55,631</text:p>
          </table:table-cell>
          <table:table-cell office:value-type="float" office:value="149758" table:style-name="ce11">
            <text:p>149,758</text:p>
          </table:table-cell>
          <table:table-cell office:value-type="float" office:value="73298" table:style-name="ce11">
            <text:p>73,298</text:p>
          </table:table-cell>
          <table:table-cell office:value-type="float" office:value="76460" table:style-name="ce10">
            <text:p>76,46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667" table:style-name="ce54">
            <text:p>26,667</text:p>
          </table:table-cell>
          <table:table-cell office:value-type="float" office:value="77376" table:style-name="ce18">
            <text:p>77,376</text:p>
          </table:table-cell>
          <table:table-cell office:value-type="float" office:value="39363" table:style-name="ce18">
            <text:p>39,363</text:p>
          </table:table-cell>
          <table:table-cell office:value-type="float" office:value="38013" table:style-name="ce17">
            <text:p>38,013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820" table:style-name="ce72">
            <text:p>98,820</text:p>
          </table:table-cell>
          <table:table-cell office:value-type="float" office:value="269804" table:style-name="ce80">
            <text:p>269,804</text:p>
          </table:table-cell>
          <table:table-cell office:value-type="float" office:value="131416" table:style-name="ce80">
            <text:p>131,416</text:p>
          </table:table-cell>
          <table:table-cell office:value-type="float" office:value="138388" table:style-name="ce74">
            <text:p>138,3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59" table:style-name="ce53">
            <text:p>45,359</text:p>
          </table:table-cell>
          <table:table-cell office:value-type="float" office:value="122468" table:style-name="ce11">
            <text:p>122,468</text:p>
          </table:table-cell>
          <table:table-cell office:value-type="float" office:value="59203" table:style-name="ce11">
            <text:p>59,203</text:p>
          </table:table-cell>
          <table:table-cell office:value-type="float" office:value="63265" table:style-name="ce10">
            <text:p>63,26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461" table:style-name="ce54">
            <text:p>53,461</text:p>
          </table:table-cell>
          <table:table-cell office:value-type="float" office:value="147336" table:style-name="ce18">
            <text:p>147,336</text:p>
          </table:table-cell>
          <table:table-cell office:value-type="float" office:value="72213" table:style-name="ce18">
            <text:p>72,213</text:p>
          </table:table-cell>
          <table:table-cell office:value-type="float" office:value="75123" table:style-name="ce17">
            <text:p>75,12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152" table:style-name="ce72">
            <text:p>39,152</text:p>
          </table:table-cell>
          <table:table-cell office:value-type="float" office:value="134687" table:style-name="ce80">
            <text:p>134,687</text:p>
          </table:table-cell>
          <table:table-cell office:value-type="float" office:value="67363" table:style-name="ce80">
            <text:p>67,363</text:p>
          </table:table-cell>
          <table:table-cell office:value-type="float" office:value="67324" table:style-name="ce74">
            <text:p>67,3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42" table:style-name="ce53">
            <text:p>12,742</text:p>
          </table:table-cell>
          <table:table-cell office:value-type="float" office:value="42637" table:style-name="ce11">
            <text:p>42,637</text:p>
          </table:table-cell>
          <table:table-cell office:value-type="float" office:value="21300" table:style-name="ce11">
            <text:p>21,300</text:p>
          </table:table-cell>
          <table:table-cell office:value-type="float" office:value="21337" table:style-name="ce10">
            <text:p>21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16" table:style-name="ce53">
            <text:p>8,716</text:p>
          </table:table-cell>
          <table:table-cell office:value-type="float" office:value="28762" table:style-name="ce11">
            <text:p>28,762</text:p>
          </table:table-cell>
          <table:table-cell office:value-type="float" office:value="14497" table:style-name="ce11">
            <text:p>14,497</text:p>
          </table:table-cell>
          <table:table-cell office:value-type="float" office:value="14265" table:style-name="ce10">
            <text:p>14,2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28" table:style-name="ce53">
            <text:p>6,228</text:p>
          </table:table-cell>
          <table:table-cell office:value-type="float" office:value="20250" table:style-name="ce11">
            <text:p>20,250</text:p>
          </table:table-cell>
          <table:table-cell office:value-type="float" office:value="10014" table:style-name="ce11">
            <text:p>10,014</text:p>
          </table:table-cell>
          <table:table-cell office:value-type="float" office:value="10236" table:style-name="ce10">
            <text:p>10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231" table:style-name="ce53">
            <text:p>8,231</text:p>
          </table:table-cell>
          <table:table-cell office:value-type="float" office:value="29844" table:style-name="ce11">
            <text:p>29,844</text:p>
          </table:table-cell>
          <table:table-cell office:value-type="float" office:value="15049" table:style-name="ce11">
            <text:p>15,049</text:p>
          </table:table-cell>
          <table:table-cell office:value-type="float" office:value="14795" table:style-name="ce10">
            <text:p>14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2" table:style-name="ce53">
            <text:p>3,102</text:p>
          </table:table-cell>
          <table:table-cell office:value-type="float" office:value="12533" table:style-name="ce11">
            <text:p>12,533</text:p>
          </table:table-cell>
          <table:table-cell office:value-type="float" office:value="6175" table:style-name="ce11">
            <text:p>6,175</text:p>
          </table:table-cell>
          <table:table-cell office:value-type="float" office:value="6358" table:style-name="ce10">
            <text:p>6,35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61" table:style-name="ce18">
            <text:p>661</text:p>
          </table:table-cell>
          <table:table-cell office:value-type="float" office:value="328" table:style-name="ce18">
            <text:p>328</text:p>
          </table:table-cell>
          <table:table-cell office:value-type="float" office:value="333" table:style-name="ce17">
            <text:p>33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0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50" table:style-name="ce72">
            <text:p>2,650</text:p>
          </table:table-cell>
          <table:table-cell office:value-type="float" office:value="12598" table:style-name="ce80">
            <text:p>12,598</text:p>
          </table:table-cell>
          <table:table-cell office:value-type="float" office:value="7192" table:style-name="ce80">
            <text:p>7,192</text:p>
          </table:table-cell>
          <table:table-cell office:value-type="float" office:value="5406" table:style-name="ce74">
            <text:p>5,4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23" table:style-name="ce53">
            <text:p>1,523</text:p>
          </table:table-cell>
          <table:table-cell office:value-type="float" office:value="7393" table:style-name="ce11">
            <text:p>7,393</text:p>
          </table:table-cell>
          <table:table-cell office:value-type="float" office:value="4168" table:style-name="ce11">
            <text:p>4,168</text:p>
          </table:table-cell>
          <table:table-cell office:value-type="float" office:value="3225" table:style-name="ce10">
            <text:p>3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4" table:style-name="ce53">
            <text:p>524</text:p>
          </table:table-cell>
          <table:table-cell office:value-type="float" office:value="2342" table:style-name="ce11">
            <text:p>2,342</text:p>
          </table:table-cell>
          <table:table-cell office:value-type="float" office:value="1312" table:style-name="ce11">
            <text:p>1,312</text:p>
          </table:table-cell>
          <table:table-cell office:value-type="float" office:value="1030" table:style-name="ce10">
            <text:p>1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4" table:style-name="ce53">
            <text:p>284</text:p>
          </table:table-cell>
          <table:table-cell office:value-type="float" office:value="1568" table:style-name="ce11">
            <text:p>1,568</text:p>
          </table:table-cell>
          <table:table-cell office:value-type="float" office:value="939" table:style-name="ce11">
            <text:p>939</text:p>
          </table:table-cell>
          <table:table-cell office:value-type="float" office:value="629" table:style-name="ce10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19" table:style-name="ce54">
            <text:p>319</text:p>
          </table:table-cell>
          <table:table-cell office:value-type="float" office:value="1295" table:style-name="ce18">
            <text:p>1,295</text:p>
          </table:table-cell>
          <table:table-cell office:value-type="float" office:value="773" table:style-name="ce18">
            <text:p>773</text:p>
          </table:table-cell>
          <table:table-cell office:value-type="float" office:value="522" table:style-name="ce17">
            <text:p>52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6-11-03T09:21:30Z</dc:date>
    <meta:print-date>2016-06-01T09:05:34Z</meta:print-date>
  </office:meta>
</office:document-meta>
</file>